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0a937d" style:font-size-asian="14pt" style:font-size-complex="14pt"/>
    </style:style>
    <style:style style:name="P2" style:family="paragraph" style:parent-style-name="Heading_20_3">
      <style:text-properties officeooo:paragraph-rsid="000a937d"/>
    </style:style>
    <style:style style:name="P3" style:family="paragraph" style:parent-style-name="Standard">
      <style:text-properties fo:font-size="14pt" officeooo:paragraph-rsid="000a937d" style:font-size-asian="14pt" style:font-size-complex="14pt"/>
    </style:style>
    <style:style style:name="T1" style:family="text">
      <style:text-properties officeooo:rsid="00063a07"/>
    </style:style>
    <style:style style:name="T2" style:family="text">
      <style:text-properties officeooo:rsid="000be1df"/>
    </style:style>
    <style:style style:name="T3" style:family="text">
      <style:text-properties officeooo:rsid="000c372e"/>
    </style:style>
    <style:style style:name="T4" style:family="text">
      <style:text-properties officeooo:rsid="000c55ec"/>
    </style:style>
    <style:style style:name="T5" style:family="text">
      <style:text-properties officeooo:rsid="000d30ce"/>
    </style:style>
    <style:style style:name="T6" style:family="text">
      <style:text-properties officeooo:rsid="000f2974"/>
    </style:style>
    <style:style style:name="T7" style:family="text">
      <style:text-properties officeooo:rsid="00109e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T1">1] </text:span><text:span text:style-name="T4">A</text:span>ccept n no &amp; display singly linked list.</text:h>
      <text:p text:style-name="P1">#include&lt;stdio.h&gt;</text:p>
      <text:p text:style-name="P1">#include&lt;stdlib.h&gt;</text:p>
      <text:p text:style-name="P1">struct node</text:p>
      <text:p text:style-name="P1">{</text:p>
      <text:p text:style-name="P1"><text:tab/>int data;</text:p>
      <text:p text:style-name="P1"><text:tab/>struct node *next;<text:tab/></text:p>
      <text:p text:style-name="P1">};</text:p>
      <text:p text:style-name="P1"><text:s/></text:p>
      <text:p text:style-name="P1"><text:s/>struct node* create(struct node *head)</text:p>
      <text:p text:style-name="P1"><text:s/>{</text:p>
      <text:p text:style-name="P1"><text:s/><text:tab/>struct node *newnode,*temp;</text:p>
      <text:p text:style-name="P1"><text:s/><text:tab/>int i,n;</text:p>
      <text:p text:style-name="P1"><text:s/><text:tab/>printf("enter limit=");</text:p>
      <text:p text:style-name="P1"><text:s/><text:tab/>scanf("%d",&amp;n);</text:p>
      <text:p text:style-name="P1"><text:s text:c="4"/>for(i=0;i&lt;n;i++)</text:p>
      <text:p text:style-name="P1"><text:s text:c="4"/>{</text:p>
      <text:p text:style-name="P1"><text:s text:c="4"/><text:tab/>newnode=(struct node*)malloc(sizeof(struct node));</text:p>
      <text:p text:style-name="P1"><text:s text:c="4"/><text:tab/>printf("enter value=");</text:p>
      <text:p text:style-name="P1"><text:s text:c="4"/><text:tab/>scanf("%d",&amp;newnode-&gt;data);</text:p>
      <text:p text:style-name="P1"><text:s text:c="4"/><text:tab/>newnode-&gt;next=NULL;</text:p>
      <text:p text:style-name="P1"><text:s text:c="4"/><text:tab/>if(head==NULL)</text:p>
      <text:p text:style-name="P1"><text:s text:c="4"/><text:tab/>{</text:p>
      <text:p text:style-name="P1"><text:s text:c="11"/>head=temp=newnode;<text:tab/><text:tab/> <text:s text:c="2"/><text:tab/>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temp-&gt;next=newnode;</text:p>
      <text:p text:style-name="P1"><text:tab/><text:tab/><text:tab/>temp=newnode;</text:p>
      <text:p text:style-name="P1"><text:tab/><text:tab/>}</text:p>
      <text:p text:style-name="P1"><text:tab/>}</text:p>
      <text:p text:style-name="P1"><text:tab/>return head;</text:p>
      <text:p text:style-name="P1"><text:s/>}</text:p>
      <text:p text:style-name="P1"><text:s/>void display(struct node *head)</text:p>
      <text:p text:style-name="P1"><text:s/>{</text:p>
      <text:p text:style-name="P1"><text:s/><text:tab/>struct node *temp=head;</text:p>
      <text:p text:style-name="P1"><text:s/><text:tab/>while(temp!=NULL)</text:p>
      <text:p text:style-name="P1"><text:s/><text:tab/>{</text:p>
      <text:p text:style-name="P1"><text:s/><text:tab/><text:tab/>printf("%d \t",temp-&gt;data);</text:p>
      <text:p text:style-name="P1"><text:s/><text:tab/><text:tab/>temp=temp-&gt;next;</text:p>
      <text:p text:style-name="P1"><text:tab/> }</text:p>
      <text:p text:style-name="P1"><text:s/>}</text:p>
      <text:p text:style-name="P1"><text:s/>int main()</text:p>
      <text:p text:style-name="P1"><text:s/>{</text:p>
      <text:p text:style-name="P1"><text:soft-page-break/><text:s/><text:tab/>struct node *head=NULL;</text:p>
      <text:p text:style-name="P1"><text:s/><text:tab/>head=create(head);</text:p>
      <text:p text:style-name="P1"><text:s/><text:tab/>printf("\n display linklist=");</text:p>
      <text:p text:style-name="P1"><text:s/><text:tab/>display(head);</text:p>
      <text:p text:style-name="P1"><text:s/><text:tab/>return 0;</text:p>
      <text:p text:style-name="P1"><text:s/>}</text:p>
      <text:p text:style-name="P1"/>
      <text:p text:style-name="P1"/>
      <text:p text:style-name="P1"/>
      <text:h text:style-name="P2" text:outline-level="3"><text:span text:style-name="T1">2]</text:span> <text:span text:style-name="T4">S</text:span>ingly linked list insert at beginning.</text:h>
      <text:p text:style-name="P1">#include&lt;stdio.h&gt;</text:p>
      <text:p text:style-name="P1">#include&lt;stdlib.h&gt;</text:p>
      <text:p text:style-name="P1">struct node</text:p>
      <text:p text:style-name="P1">{</text:p>
      <text:p text:style-name="P1"><text:tab/>int data;</text:p>
      <text:p text:style-name="P1"><text:tab/>struct node *next;</text:p>
      <text:p text:style-name="P1">};</text:p>
      <text:p text:style-name="P1">struct node *create(struct node *head)</text:p>
      <text:p text:style-name="P1">{</text:p>
      <text:p text:style-name="P1"><text:tab/>struct node *newnode,*temp;</text:p>
      <text:p text:style-name="P1"><text:tab/>int i,n;</text:p>
      <text:p text:style-name="P1"><text:tab/>printf("enter limit=");</text:p>
      <text:p text:style-name="P1"><text:tab/>scanf("%d",&amp;n);</text:p>
      <text:p text:style-name="P1"><text:tab/>for(i=0;i&lt;n;i++)</text:p>
      <text:p text:style-name="P1"><text:tab/>{</text:p>
      <text:p text:style-name="P1"><text:tab/><text:tab/>newnode=(struct node*)malloc(sizeof(struct node));</text:p>
      <text:p text:style-name="P1"><text:tab/><text:tab/>printf("enter value=");</text:p>
      <text:p text:style-name="P1"><text:tab/><text:tab/>scanf("%d",&amp;newnode-&gt;data);</text:p>
      <text:p text:style-name="P1"><text:tab/><text:tab/>newnode-&gt;next=NULL;</text:p>
      <text:p text:style-name="P1"><text:tab/><text:tab/>if(head==NULL)</text:p>
      <text:p text:style-name="P1"><text:tab/><text:tab/>{</text:p>
      <text:p text:style-name="P1"><text:tab/><text:tab/><text:tab/>head=temp=newnode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temp-&gt;next=newnode;</text:p>
      <text:p text:style-name="P1"><text:tab/><text:tab/><text:tab/>temp=newnode;</text:p>
      <text:p text:style-name="P1"><text:tab/><text:tab/>}</text:p>
      <text:p text:style-name="P1"><text:tab/>}</text:p>
      <text:p text:style-name="P1"><text:tab/>return head;</text:p>
      <text:p text:style-name="P1">}</text:p>
      <text:p text:style-name="P1">void display(struct node *head)</text:p>
      <text:p text:style-name="P1">{</text:p>
      <text:p text:style-name="P1"><text:tab/>struct node *temp,*newnode;</text:p>
      <text:p text:style-name="P1"><text:soft-page-break/><text:tab/>temp=head;</text:p>
      <text:p text:style-name="P1"><text:tab/>while(temp!=NULL)</text:p>
      <text:p text:style-name="P1"><text:tab/>{</text:p>
      <text:p text:style-name="P1"><text:tab/><text:tab/>printf("%d\t",temp-&gt;data);</text:p>
      <text:p text:style-name="P1"><text:tab/><text:tab/>temp=temp-&gt;next;</text:p>
      <text:p text:style-name="P1"><text:tab/><text:tab/></text:p>
      <text:p text:style-name="P1"><text:tab/>}</text:p>
      <text:p text:style-name="P1">}</text:p>
      <text:p text:style-name="P1"/>
      <text:p text:style-name="P1">struct node *insert_beg(struct node *head,int num)</text:p>
      <text:p text:style-name="P1">{</text:p>
      <text:p text:style-name="P1"><text:tab/>struct node *newnode;</text:p>
      <text:p text:style-name="P1"><text:tab/>newnode=(struct node*)malloc(sizeof(struct node));</text:p>
      <text:p text:style-name="P1"><text:tab/>newnode-&gt;data=num;</text:p>
      <text:p text:style-name="P1"><text:tab/>newnode-&gt;next=head;</text:p>
      <text:p text:style-name="P1"><text:tab/>head=newnode;</text:p>
      <text:p text:style-name="P1"><text:tab/>return head;</text:p>
      <text:p text:style-name="P1">}</text:p>
      <text:p text:style-name="P1">int main()</text:p>
      <text:p text:style-name="P1">{</text:p>
      <text:p text:style-name="P1"><text:tab/>struct node *head=NULL;</text:p>
      <text:p text:style-name="P1"><text:tab/>int num;</text:p>
      <text:p text:style-name="P1"><text:tab/>head=create(head);</text:p>
      <text:p text:style-name="P1"><text:tab/>printf("\n display before insert=");</text:p>
      <text:p text:style-name="P1"><text:tab/>display(head);</text:p>
      <text:p text:style-name="P1"><text:tab/>printf("\n enter value=");</text:p>
      <text:p text:style-name="P1"><text:tab/>scanf("%d",&amp;num);</text:p>
      <text:p text:style-name="P1"><text:tab/> head=insert_beg(head,num);</text:p>
      <text:p text:style-name="P1"><text:tab/> printf("\n display after insert=");</text:p>
      <text:p text:style-name="P1"><text:tab/> display(head);</text:p>
      <text:p text:style-name="P1"><text:tab/> return 0;</text:p>
      <text:p text:style-name="P1">}</text:p>
      <text:p text:style-name="P1"/>
      <text:h text:style-name="P2" text:outline-level="3"><text:span text:style-name="T1">3]</text:span> <text:span text:style-name="T4">S</text:span>ingly linked list insert at end.</text:h>
      <text:p text:style-name="P1">#include&lt;stdio.h&gt;</text:p>
      <text:p text:style-name="P1">#include&lt;stdlib.h&gt;</text:p>
      <text:p text:style-name="P1">struct node</text:p>
      <text:p text:style-name="P1">{</text:p>
      <text:p text:style-name="P1"><text:tab/>int data;</text:p>
      <text:p text:style-name="P1"><text:tab/>struct node *next;</text:p>
      <text:p text:style-name="P1">};</text:p>
      <text:p text:style-name="P1">struct node *create(struct node *head)</text:p>
      <text:p text:style-name="P1">{</text:p>
      <text:p text:style-name="P1"><text:tab/>struct node *temp,*newnode;</text:p>
      <text:p text:style-name="P1"><text:soft-page-break/><text:tab/>int i,n;</text:p>
      <text:p text:style-name="P1"><text:tab/>printf("enter limit=");</text:p>
      <text:p text:style-name="P1"><text:tab/>scanf("%d",&amp;n);</text:p>
      <text:p text:style-name="P1"><text:tab/>for(i=0;i&lt;n;i++)</text:p>
      <text:p text:style-name="P1"><text:tab/>{</text:p>
      <text:p text:style-name="P1"><text:tab/><text:tab/>newnode=(struct node*)malloc(sizeof(struct node));</text:p>
      <text:p text:style-name="P1"><text:tab/><text:tab/>printf("enter value=");</text:p>
      <text:p text:style-name="P1"><text:tab/><text:tab/>scanf("%d",&amp;newnode-&gt;data);</text:p>
      <text:p text:style-name="P1"><text:tab/><text:tab/>newnode-&gt;next=NULL;</text:p>
      <text:p text:style-name="P1"><text:tab/><text:tab/>if(head==NULL)</text:p>
      <text:p text:style-name="P1"><text:tab/><text:tab/>{</text:p>
      <text:p text:style-name="P1"><text:tab/><text:tab/><text:tab/>head=temp=newnode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temp-&gt;next=newnode;</text:p>
      <text:p text:style-name="P1"><text:tab/><text:tab/><text:tab/>temp=newnode;</text:p>
      <text:p text:style-name="P1"><text:tab/><text:tab/>}</text:p>
      <text:p text:style-name="P1"><text:tab/>}</text:p>
      <text:p text:style-name="P1"><text:tab/>return head;</text:p>
      <text:p text:style-name="P1">}</text:p>
      <text:p text:style-name="P1">void display(struct node *head)</text:p>
      <text:p text:style-name="P1">{</text:p>
      <text:p text:style-name="P1"><text:tab/>struct node *temp;</text:p>
      <text:p text:style-name="P1"><text:tab/>temp=head;</text:p>
      <text:p text:style-name="P1"><text:tab/>while(temp!=NULL)</text:p>
      <text:p text:style-name="P1"><text:tab/>{</text:p>
      <text:p text:style-name="P1"><text:tab/><text:tab/>printf("%d\t",temp-&gt;data);</text:p>
      <text:p text:style-name="P1"><text:tab/><text:tab/>temp=temp-&gt;next;</text:p>
      <text:p text:style-name="P1"><text:tab/>}</text:p>
      <text:p text:style-name="P1">}</text:p>
      <text:p text:style-name="P1">struct node *insert_end(struct node *head,int num)</text:p>
      <text:p text:style-name="P1">{</text:p>
      <text:p text:style-name="P1"><text:tab/>struct node *temp,*newnode;</text:p>
      <text:p text:style-name="P1"><text:tab/>newnode=(struct node*)malloc(sizeof(struct node));</text:p>
      <text:p text:style-name="P1"><text:tab/>newnode-&gt;data=num;</text:p>
      <text:p text:style-name="P1"><text:tab/>newnode-&gt;next=NULL;</text:p>
      <text:p text:style-name="P1"><text:tab/>for(temp=head;temp-&gt;next!=NULL;temp=temp-&gt;next);</text:p>
      <text:p text:style-name="P1"><text:tab/>temp-&gt;next=newnode;</text:p>
      <text:p text:style-name="P1"><text:tab/>return head;</text:p>
      <text:p text:style-name="P1">}</text:p>
      <text:p text:style-name="P1">int main()</text:p>
      <text:p text:style-name="P1">{</text:p>
      <text:p text:style-name="P1"><text:tab/>struct node *head;</text:p>
      <text:p text:style-name="P1"><text:tab/>head=NULL;</text:p>
      <text:p text:style-name="P1"><text:soft-page-break/><text:tab/>int num;</text:p>
      <text:p text:style-name="P1"><text:tab/>head=create(head);</text:p>
      <text:p text:style-name="P1"><text:tab/>printf("\n display before insert=");</text:p>
      <text:p text:style-name="P1"><text:tab/>display(head);</text:p>
      <text:p text:style-name="P1"><text:s text:c="4"/>printf("\n enter value=");</text:p>
      <text:p text:style-name="P1"><text:s text:c="4"/>scanf("%d",&amp;num);</text:p>
      <text:p text:style-name="P1"><text:tab/>insert_end(head,num);</text:p>
      <text:p text:style-name="P1"><text:s text:c="4"/>printf("\n display after insert=");</text:p>
      <text:p text:style-name="P1"><text:s text:c="4"/>display(head);</text:p>
      <text:p text:style-name="P1"><text:s text:c="4"/>return 0;</text:p>
      <text:p text:style-name="P1">}</text:p>
      <text:p text:style-name="P1"/>
      <text:h text:style-name="P2" text:outline-level="3"><text:span text:style-name="T1">4] </text:span><text:span text:style-name="T4">S</text:span>ingly linked list insert at middle.</text:h>
      <text:p text:style-name="P1">#include&lt;stdio.h&gt;</text:p>
      <text:p text:style-name="P1">#include&lt;stdlib.h&gt;</text:p>
      <text:p text:style-name="P1">struct node</text:p>
      <text:p text:style-name="P1">{</text:p>
      <text:p text:style-name="P1"><text:tab/>int data;</text:p>
      <text:p text:style-name="P1"><text:tab/>struct node *next;</text:p>
      <text:p text:style-name="P1">};</text:p>
      <text:p text:style-name="P1">struct node *create(struct node *head)</text:p>
      <text:p text:style-name="P1">{</text:p>
      <text:p text:style-name="P1"><text:tab/>struct node *temp,*newnode;</text:p>
      <text:p text:style-name="P1"><text:tab/>int i,n;</text:p>
      <text:p text:style-name="P1"><text:tab/>printf("enter limit=");</text:p>
      <text:p text:style-name="P1"><text:tab/>scanf("%d",&amp;n);</text:p>
      <text:p text:style-name="P1"><text:tab/>for(i=0;i&lt;n;i++)</text:p>
      <text:p text:style-name="P1"><text:tab/>{</text:p>
      <text:p text:style-name="P1"><text:tab/><text:tab/>newnode=(struct node*)malloc(sizeof(struct node));</text:p>
      <text:p text:style-name="P1"><text:tab/><text:tab/>printf("enter value=");</text:p>
      <text:p text:style-name="P1"><text:tab/><text:tab/>scanf("%d",&amp;newnode-&gt;data);</text:p>
      <text:p text:style-name="P1"><text:tab/><text:tab/>newnode-&gt;next=NULL;</text:p>
      <text:p text:style-name="P1"><text:tab/><text:tab/>if(head==NULL)</text:p>
      <text:p text:style-name="P1"><text:tab/><text:tab/>{</text:p>
      <text:p text:style-name="P1"><text:tab/><text:tab/><text:tab/>head=temp=newnode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temp-&gt;next=newnode;</text:p>
      <text:p text:style-name="P1"><text:tab/><text:tab/><text:tab/>temp=newnode;</text:p>
      <text:p text:style-name="P1"><text:tab/><text:tab/>}</text:p>
      <text:p text:style-name="P1"><text:tab/>}</text:p>
      <text:p text:style-name="P1"><text:tab/>return head;</text:p>
      <text:p text:style-name="P1">}</text:p>
      <text:p text:style-name="P1"><text:soft-page-break/>void display(struct node *head)</text:p>
      <text:p text:style-name="P1">{</text:p>
      <text:p text:style-name="P1"><text:tab/>struct node *temp;</text:p>
      <text:p text:style-name="P1"><text:tab/>temp=head;</text:p>
      <text:p text:style-name="P1"><text:tab/>while(temp!=NULL)</text:p>
      <text:p text:style-name="P1"><text:tab/>{</text:p>
      <text:p text:style-name="P1"><text:tab/><text:tab/>printf("%d\t",temp-&gt;data);</text:p>
      <text:p text:style-name="P1"><text:tab/><text:tab/>temp=temp-&gt;next;</text:p>
      <text:p text:style-name="P1"><text:tab/>}</text:p>
      <text:p text:style-name="P1">}</text:p>
      <text:p text:style-name="P1">struct node *insert_mid(struct node *head,int pos,int num)</text:p>
      <text:p text:style-name="P1">{</text:p>
      <text:p text:style-name="P1"><text:tab/>struct node *newnode,*temp;</text:p>
      <text:p text:style-name="P1"><text:tab/>int i;</text:p>
      <text:p text:style-name="P1"><text:tab/>newnode=(struct node*)malloc(sizeof(struct node));</text:p>
      <text:p text:style-name="P1"><text:tab/>newnode-&gt;data=num;</text:p>
      <text:p text:style-name="P1"><text:tab/>newnode-&gt;next=NULL;</text:p>
      <text:p text:style-name="P1"><text:tab/>for(i=1,temp=head;i&lt;(pos-1) &amp;&amp; temp!=NULL;i++,temp=temp-&gt;next);</text:p>
      <text:p text:style-name="P1"><text:tab/>newnode-&gt;next=temp-&gt;next;</text:p>
      <text:p text:style-name="P1"><text:tab/>temp-&gt;next=newnode;</text:p>
      <text:p text:style-name="P1"/>
      <text:p text:style-name="P1"><text:tab/>return head;</text:p>
      <text:p text:style-name="P1">}</text:p>
      <text:p text:style-name="P1">int main()</text:p>
      <text:p text:style-name="P1">{</text:p>
      <text:p text:style-name="P1"><text:tab/>struct node *head;</text:p>
      <text:p text:style-name="P1"><text:tab/>head=NULL;</text:p>
      <text:p text:style-name="P1"><text:tab/>int num,pos;</text:p>
      <text:p text:style-name="P1"><text:tab/>head=create(head);</text:p>
      <text:p text:style-name="P1"><text:tab/>printf("\n display before insert=");</text:p>
      <text:p text:style-name="P1"><text:tab/>display(head);</text:p>
      <text:p text:style-name="P1"><text:tab/>printf("\n enter position=");</text:p>
      <text:p text:style-name="P1"><text:tab/>scanf("%d",&amp;pos);</text:p>
      <text:p text:style-name="P1"><text:tab/>printf("\n enter value=");</text:p>
      <text:p text:style-name="P1"><text:tab/>scanf("%d",&amp;num);</text:p>
      <text:p text:style-name="P1"><text:tab/>insert_mid(head,pos,num);</text:p>
      <text:p text:style-name="P1"><text:tab/>printf("\n display after insert=");</text:p>
      <text:p text:style-name="P1"><text:tab/>display(head);</text:p>
      <text:p text:style-name="P1"><text:tab/>return 0;</text:p>
      <text:p text:style-name="P1">}</text:p>
      <text:p text:style-name="P1"/>
      <text:h text:style-name="P2" text:outline-level="3"><text:span text:style-name="T1">5]</text:span> <text:span text:style-name="T4">S</text:span>ingly linked list insert menu driven.</text:h>
      <text:p text:style-name="P1">#include&lt;stdio.h&gt;</text:p>
      <text:p text:style-name="P1">#include&lt;stdlib.h&gt;</text:p>
      <text:p text:style-name="P1"><text:soft-page-break/>struct node</text:p>
      <text:p text:style-name="P1">{</text:p>
      <text:p text:style-name="P1"><text:tab/>int data;</text:p>
      <text:p text:style-name="P1"><text:tab/>struct node *next;</text:p>
      <text:p text:style-name="P1">};</text:p>
      <text:p text:style-name="P1">struct node *create(struct node *head)</text:p>
      <text:p text:style-name="P1">{</text:p>
      <text:p text:style-name="P1"><text:tab/>struct node *temp,*newnode;</text:p>
      <text:p text:style-name="P1"><text:tab/>int i,n;</text:p>
      <text:p text:style-name="P1"><text:tab/>printf("enter limit=");</text:p>
      <text:p text:style-name="P1"><text:tab/>scanf("%d",&amp;n);</text:p>
      <text:p text:style-name="P1"><text:tab/>for(i=0;i&lt;n;i++)</text:p>
      <text:p text:style-name="P1"><text:tab/>{</text:p>
      <text:p text:style-name="P1"><text:tab/><text:tab/>newnode=(struct node*)malloc(sizeof(struct node));</text:p>
      <text:p text:style-name="P1"><text:tab/><text:tab/>printf("enter value=");</text:p>
      <text:p text:style-name="P1"><text:tab/><text:tab/>scanf("%d",&amp;newnode-&gt;data);</text:p>
      <text:p text:style-name="P1"><text:tab/><text:tab/>newnode-&gt;next=NULL;</text:p>
      <text:p text:style-name="P1"><text:tab/><text:tab/>if(head==NULL)</text:p>
      <text:p text:style-name="P1"><text:tab/><text:tab/>{</text:p>
      <text:p text:style-name="P1"><text:tab/><text:tab/><text:tab/>head=temp=newnode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temp-&gt;next=newnode;</text:p>
      <text:p text:style-name="P1"><text:tab/><text:tab/><text:tab/>temp=newnode;</text:p>
      <text:p text:style-name="P1"><text:tab/><text:tab/>}</text:p>
      <text:p text:style-name="P1"><text:tab/>}</text:p>
      <text:p text:style-name="P1"><text:tab/>return head;</text:p>
      <text:p text:style-name="P1">}</text:p>
      <text:p text:style-name="P1">void display(struct node *head)</text:p>
      <text:p text:style-name="P1">{</text:p>
      <text:p text:style-name="P1"><text:tab/>struct node *temp;</text:p>
      <text:p text:style-name="P1"><text:tab/>temp=head;</text:p>
      <text:p text:style-name="P1"><text:tab/>while(temp!=NULL)</text:p>
      <text:p text:style-name="P1"><text:tab/>{</text:p>
      <text:p text:style-name="P1"><text:tab/><text:tab/>printf("%d\t",temp-&gt;data);</text:p>
      <text:p text:style-name="P1"><text:tab/><text:tab/>temp=temp-&gt;next;</text:p>
      <text:p text:style-name="P1"><text:tab/>}</text:p>
      <text:p text:style-name="P1">}</text:p>
      <text:p text:style-name="P1">struct node *insert_beg(struct node *head,int num)</text:p>
      <text:p text:style-name="P1">{</text:p>
      <text:p text:style-name="P1"><text:tab/>struct node *temp,*newnode;</text:p>
      <text:p text:style-name="P1"><text:tab/>newnode=(struct node*)malloc(sizeof(struct node));</text:p>
      <text:p text:style-name="P1"><text:tab/>newnode-&gt;data=num;</text:p>
      <text:p text:style-name="P1"><text:tab/>newnode-&gt;next=NULL;</text:p>
      <text:p text:style-name="P1"><text:soft-page-break/><text:tab/>newnode-&gt;next=head;</text:p>
      <text:p text:style-name="P1"><text:tab/>head=newnode;</text:p>
      <text:p text:style-name="P1"><text:tab/>return head;</text:p>
      <text:p text:style-name="P1">}</text:p>
      <text:p text:style-name="P1">struct node *insert_end(struct node *head,int num)</text:p>
      <text:p text:style-name="P1">{</text:p>
      <text:p text:style-name="P1"><text:tab/>struct node *temp,*newnode;</text:p>
      <text:p text:style-name="P1"><text:tab/>newnode=(struct node*)malloc(sizeof(struct node));</text:p>
      <text:p text:style-name="P1"><text:tab/>newnode-&gt;data=num;</text:p>
      <text:p text:style-name="P1"><text:tab/>newnode-&gt;next=NULL;</text:p>
      <text:p text:style-name="P1"><text:tab/>for(temp=head;temp-&gt;next!=NULL;temp=temp-&gt;next);</text:p>
      <text:p text:style-name="P1"><text:tab/>temp-&gt;next=newnode;</text:p>
      <text:p text:style-name="P1"><text:tab/>temp=newnode;</text:p>
      <text:p text:style-name="P1"><text:tab/>return head;</text:p>
      <text:p text:style-name="P1">}</text:p>
      <text:p text:style-name="P1">struct node *insert_mid(struct node *head,int num,int pos)</text:p>
      <text:p text:style-name="P1">{</text:p>
      <text:p text:style-name="P1"><text:tab/>struct node *temp,*newnode;</text:p>
      <text:p text:style-name="P1"><text:tab/>int i;</text:p>
      <text:p text:style-name="P1"><text:tab/>newnode=(struct node*)malloc(sizeof(struct node));</text:p>
      <text:p text:style-name="P1"><text:tab/>newnode-&gt;data=num;</text:p>
      <text:p text:style-name="P1"><text:tab/>for(i=1,temp=head;1&lt;(pos-1) &amp;&amp; temp!=NULL;i++,temp=temp-&gt;next);</text:p>
      <text:p text:style-name="P1"><text:tab/>newnode-&gt;next=temp-&gt;next;</text:p>
      <text:p text:style-name="P1"><text:tab/>temp-&gt;next=newnode;</text:p>
      <text:p text:style-name="P1"><text:tab/>return head;</text:p>
      <text:p text:style-name="P1">}</text:p>
      <text:p text:style-name="P1">int main()</text:p>
      <text:p text:style-name="P1">{</text:p>
      <text:p text:style-name="P1"><text:tab/>int ch,num,pos;</text:p>
      <text:p text:style-name="P1"><text:tab/>struct node *head=NULL;</text:p>
      <text:p text:style-name="P1"><text:tab/>do{</text:p>
      <text:p text:style-name="P1"><text:tab/><text:tab/>printf("\n 1:create \n 2:display \n 3:insert_beg");</text:p>
      <text:p text:style-name="P1"><text:tab/><text:tab/>printf("\n 4:insert_end \n 5:insert_mid");</text:p>
      <text:p text:style-name="P1"><text:tab/><text:tab/>printf("\n enter choice=");</text:p>
      <text:p text:style-name="P1"><text:tab/><text:tab/>scanf("%d",&amp;ch);</text:p>
      <text:p text:style-name="P1"><text:tab/><text:tab/>switch(ch)</text:p>
      <text:p text:style-name="P1"><text:tab/><text:tab/>{</text:p>
      <text:p text:style-name="P1"><text:tab/> <text:s text:c="6"/>case 1:head=create(head);</text:p>
      <text:p text:style-name="P1"><text:tab/> <text:s text:c="13"/>break;</text:p>
      <text:p text:style-name="P1"><text:tab/> <text:s text:c="6"/>case 2:display(head);</text:p>
      <text:p text:style-name="P1"><text:tab/><text:tab/> <text:s text:c="9"/>break; <text:s text:c="5"/></text:p>
      <text:p text:style-name="P1"><text:tab/> <text:s text:c="6"/>case 3:printf("enter value=");</text:p>
      <text:p text:style-name="P1"><text:tab/> <text:s text:c="13"/>scanf("%d",&amp;num);</text:p>
      <text:p text:style-name="P1"><text:tab/><text:tab/> <text:s text:c="9"/>head=insert_beg(head,num);</text:p>
      <text:p text:style-name="P1"><text:tab/><text:tab/> <text:s text:c="9"/>break; <text:s text:c="6"/></text:p>
      <text:p text:style-name="P1"><text:soft-page-break/><text:tab/> <text:s text:c="6"/>case 4:printf("enter value=");</text:p>
      <text:p text:style-name="P1"><text:tab/> <text:s text:c="13"/>scanf("%d",&amp;num);</text:p>
      <text:p text:style-name="P1"><text:tab/><text:tab/> <text:s text:c="9"/>head=insert_end(head,num);</text:p>
      <text:p text:style-name="P1"><text:tab/><text:tab/><text:tab/> <text:s text:c="5"/>break; </text:p>
      <text:p text:style-name="P1"><text:tab/><text:tab/> <text:s text:c="2"/>case 5:printf("enter value=");</text:p>
      <text:p text:style-name="P1"><text:tab/><text:tab/> <text:s text:c="9"/>scanf("%d",&amp;num);</text:p>
      <text:p text:style-name="P1"><text:tab/><text:tab/><text:tab/><text:tab/> <text:s/>printf("enter position=");</text:p>
      <text:p text:style-name="P1"><text:tab/><text:tab/><text:tab/><text:tab/> <text:s/>scanf("%d",&amp;pos);</text:p>
      <text:p text:style-name="P1"><text:tab/><text:tab/><text:tab/><text:tab/> <text:s/>head=insert_mid(head,num,pos);</text:p>
      <text:p text:style-name="P1"><text:tab/><text:tab/><text:tab/><text:tab/> <text:s/>break;</text:p>
      <text:p text:style-name="P1"><text:tab/><text:tab/> <text:s text:c="2"/>default:printf("invalid choice.....");</text:p>
      <text:p text:style-name="P1"><text:tab/><text:tab/>} <text:s text:c="4"/></text:p>
      <text:p text:style-name="P1"><text:tab/>}while(ch&lt;6);</text:p>
      <text:p text:style-name="P1">}</text:p>
      <text:p text:style-name="P1"/>
      <text:h text:style-name="P2" text:outline-level="3"><text:span text:style-name="T1">6]</text:span> <text:span text:style-name="T4">S</text:span>ingly linked list delete beginning.</text:h>
      <text:p text:style-name="P1">#include&lt;stdio.h&gt;</text:p>
      <text:p text:style-name="P1">#include&lt;stdlib.h&gt;</text:p>
      <text:p text:style-name="P1">struct node </text:p>
      <text:p text:style-name="P1">{</text:p>
      <text:p text:style-name="P1"><text:tab/>int data;</text:p>
      <text:p text:style-name="P1"><text:tab/>struct node *next;</text:p>
      <text:p text:style-name="P1">};</text:p>
      <text:p text:style-name="P1">struct node *create(struct node *head)</text:p>
      <text:p text:style-name="P1">{</text:p>
      <text:p text:style-name="P1"><text:tab/>struct node *temp,*newnode;</text:p>
      <text:p text:style-name="P1"><text:tab/>int i,n;</text:p>
      <text:p text:style-name="P1"><text:tab/>printf("enter limit=");</text:p>
      <text:p text:style-name="P1"><text:tab/>scanf("%D",&amp;n);</text:p>
      <text:p text:style-name="P1"><text:tab/>for(i=0;i&lt;n;i++)</text:p>
      <text:p text:style-name="P1"><text:tab/>{</text:p>
      <text:p text:style-name="P1"><text:tab/><text:tab/>newnode=(struct node*)malloc(sizeof(struct node));</text:p>
      <text:p text:style-name="P1"><text:tab/><text:tab/>printf("enter value=");</text:p>
      <text:p text:style-name="P1"><text:tab/><text:tab/>scanf("%d",&amp;newnode-&gt;data);</text:p>
      <text:p text:style-name="P1"><text:tab/><text:tab/>newnode-&gt;next=NULL;</text:p>
      <text:p text:style-name="P1"><text:tab/><text:tab/>if(head==NULL)</text:p>
      <text:p text:style-name="P1"><text:tab/><text:tab/>{</text:p>
      <text:p text:style-name="P1"><text:tab/><text:tab/><text:tab/>head=temp=newnode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temp-&gt;next=newnode;</text:p>
      <text:p text:style-name="P1"><text:tab/><text:tab/><text:tab/>temp=newnode;</text:p>
      <text:p text:style-name="P1"><text:tab/><text:tab/>}</text:p>
      <text:p text:style-name="P1"><text:soft-page-break/><text:s text:c="4"/>}</text:p>
      <text:p text:style-name="P1"><text:s text:c="4"/>return head;</text:p>
      <text:p text:style-name="P1">}</text:p>
      <text:p text:style-name="P1">void display(struct node *head)</text:p>
      <text:p text:style-name="P1">{</text:p>
      <text:p text:style-name="P1"><text:tab/>struct node *temp;</text:p>
      <text:p text:style-name="P1"><text:tab/>temp=head;</text:p>
      <text:p text:style-name="P1"><text:tab/>while(temp!=NULL)</text:p>
      <text:p text:style-name="P1"><text:tab/>{</text:p>
      <text:p text:style-name="P1"><text:tab/><text:tab/>printf("%d\t",temp-&gt;data);</text:p>
      <text:p text:style-name="P1"><text:tab/><text:tab/>temp=temp-&gt;next;</text:p>
      <text:p text:style-name="P1"><text:tab/>}</text:p>
      <text:p text:style-name="P1">}</text:p>
      <text:p text:style-name="P1">struct node *delete_beg(struct node *head)</text:p>
      <text:p text:style-name="P1">{</text:p>
      <text:p text:style-name="P1"><text:tab/>struct node *p;</text:p>
      <text:p text:style-name="P1"><text:tab/>p=head;</text:p>
      <text:p text:style-name="P1"><text:tab/>head=p-&gt;next;</text:p>
      <text:p text:style-name="P1"><text:tab/>free(p);</text:p>
      <text:p text:style-name="P1"><text:tab/>return head;</text:p>
      <text:p text:style-name="P1">}</text:p>
      <text:p text:style-name="P1">int main()</text:p>
      <text:p text:style-name="P1">{</text:p>
      <text:p text:style-name="P1"><text:tab/>struct node *head=NULL;</text:p>
      <text:p text:style-name="P1"><text:tab/>head=create(head);</text:p>
      <text:p text:style-name="P1"><text:tab/>printf("\n display linked list before delete=");</text:p>
      <text:p text:style-name="P1"><text:tab/>display(head);</text:p>
      <text:p text:style-name="P1"><text:tab/>head=delete_beg(head);</text:p>
      <text:p text:style-name="P1"><text:tab/>printf("\n display linked list after delete=");</text:p>
      <text:p text:style-name="P1"><text:tab/>display(head);</text:p>
      <text:p text:style-name="P1"><text:tab/>return 0;</text:p>
      <text:p text:style-name="P1">}</text:p>
      <text:p text:style-name="P1"/>
      <text:h text:style-name="P2" text:outline-level="3"><text:span text:style-name="T1">7]</text:span> <text:span text:style-name="T4">S</text:span>ingly linked list delete end.</text:h>
      <text:p text:style-name="P1">#include&lt;stdio.h&gt;</text:p>
      <text:p text:style-name="P1">#include&lt;stdlib.h&gt;</text:p>
      <text:p text:style-name="P1">struct node</text:p>
      <text:p text:style-name="P1">{</text:p>
      <text:p text:style-name="P1"><text:tab/>int data;</text:p>
      <text:p text:style-name="P1"><text:tab/>struct node *next;</text:p>
      <text:p text:style-name="P1">};</text:p>
      <text:p text:style-name="P1">struct node *create(struct node *head)</text:p>
      <text:p text:style-name="P1">{</text:p>
      <text:p text:style-name="P1"><text:tab/>struct node *temp,*newnode;</text:p>
      <text:p text:style-name="P1"><text:soft-page-break/><text:tab/>int i,n;</text:p>
      <text:p text:style-name="P1"><text:tab/>printf("enter limit=");</text:p>
      <text:p text:style-name="P1"><text:tab/>scanf("%d",&amp;n);</text:p>
      <text:p text:style-name="P1"><text:tab/>for(i=0;i&lt;n;i++)</text:p>
      <text:p text:style-name="P1"><text:tab/>{</text:p>
      <text:p text:style-name="P1"><text:tab/><text:tab/>newnode=(struct node*)malloc(sizeof(struct node));</text:p>
      <text:p text:style-name="P1"><text:tab/><text:tab/>printf("enter value=");</text:p>
      <text:p text:style-name="P1"><text:tab/><text:tab/>scanf("%d",&amp;newnode-&gt;data);</text:p>
      <text:p text:style-name="P1"><text:tab/><text:tab/>newnode-&gt;next=NULL;</text:p>
      <text:p text:style-name="P1"><text:tab/><text:tab/>if(head==NULL)</text:p>
      <text:p text:style-name="P1"><text:tab/><text:tab/>{</text:p>
      <text:p text:style-name="P1"><text:tab/><text:tab/><text:tab/>head=temp=newnode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temp-&gt;next=newnode;</text:p>
      <text:p text:style-name="P1"><text:tab/><text:tab/><text:tab/>temp=newnode;</text:p>
      <text:p text:style-name="P1"><text:tab/><text:tab/>}</text:p>
      <text:p text:style-name="P1"><text:tab/>}</text:p>
      <text:p text:style-name="P1"><text:tab/>return head;</text:p>
      <text:p text:style-name="P1">}</text:p>
      <text:p text:style-name="P1">void display(struct node *head)</text:p>
      <text:p text:style-name="P1">{</text:p>
      <text:p text:style-name="P1"><text:tab/>struct node *temp;</text:p>
      <text:p text:style-name="P1"><text:tab/>temp=head;</text:p>
      <text:p text:style-name="P1"><text:tab/>while(temp!=NULL)</text:p>
      <text:p text:style-name="P1"><text:tab/>{</text:p>
      <text:p text:style-name="P1"><text:tab/><text:tab/>printf("%d\t",temp-&gt;data);</text:p>
      <text:p text:style-name="P1"><text:tab/><text:tab/>temp=temp-&gt;next;</text:p>
      <text:p text:style-name="P1"><text:tab/>}</text:p>
      <text:p text:style-name="P1">}</text:p>
      <text:p text:style-name="P1">struct node *delete_end(struct node *head)</text:p>
      <text:p text:style-name="P1">{</text:p>
      <text:p text:style-name="P1"><text:tab/>struct node *temp,*p;</text:p>
      <text:p text:style-name="P1"><text:tab/>for(temp=head;temp-&gt;next-&gt;next!=NULL;temp=temp-&gt;next);</text:p>
      <text:p text:style-name="P1"><text:tab/>p=temp-&gt;next;</text:p>
      <text:p text:style-name="P1"><text:tab/>temp-&gt;next=NULL;</text:p>
      <text:p text:style-name="P1"><text:tab/>free(p);</text:p>
      <text:p text:style-name="P1"><text:tab/>return head;</text:p>
      <text:p text:style-name="P1">}</text:p>
      <text:p text:style-name="P1">int main()</text:p>
      <text:p text:style-name="P1">{</text:p>
      <text:p text:style-name="P1"><text:tab/>struct node *head=NULL;</text:p>
      <text:p text:style-name="P1"><text:tab/>head=create(head);</text:p>
      <text:p text:style-name="P1"><text:tab/>printf("\n display before delete=");</text:p>
      <text:p text:style-name="P1"><text:soft-page-break/><text:tab/>display(head);</text:p>
      <text:p text:style-name="P1"><text:tab/>head=delete_end(head);</text:p>
      <text:p text:style-name="P1"><text:tab/>printf("\n display after delete=");</text:p>
      <text:p text:style-name="P1"><text:tab/>display(head);</text:p>
      <text:p text:style-name="P1"><text:tab/>return 0;</text:p>
      <text:p text:style-name="P1">}</text:p>
      <text:p text:style-name="P1"/>
      <text:h text:style-name="P2" text:outline-level="3"><text:span text:style-name="T2">8]</text:span> <text:span text:style-name="T4">S</text:span>ingly linked list delete middle.</text:h>
      <text:p text:style-name="P1">#include&lt;stdio.h&gt;</text:p>
      <text:p text:style-name="P1">#include&lt;stdlib.h&gt;</text:p>
      <text:p text:style-name="P1">struct node</text:p>
      <text:p text:style-name="P1">{</text:p>
      <text:p text:style-name="P1"><text:tab/>int data;</text:p>
      <text:p text:style-name="P1"><text:tab/>struct node *next;</text:p>
      <text:p text:style-name="P1">};</text:p>
      <text:p text:style-name="P1">struct node *create(struct node *head)</text:p>
      <text:p text:style-name="P1">{</text:p>
      <text:p text:style-name="P1"><text:tab/>struct node *newnode,*temp;</text:p>
      <text:p text:style-name="P1"><text:tab/>int i,n;</text:p>
      <text:p text:style-name="P1"><text:tab/>printf("enter limit=");</text:p>
      <text:p text:style-name="P1"><text:tab/>scanf("%d",&amp;n);</text:p>
      <text:p text:style-name="P1"><text:tab/>for(i=0;i&lt;n;i++)</text:p>
      <text:p text:style-name="P1"><text:tab/>{</text:p>
      <text:p text:style-name="P1"><text:tab/><text:tab/>newnode=(struct node*)malloc(sizeof(struct node));</text:p>
      <text:p text:style-name="P1"><text:tab/><text:tab/>printf("enter value=");</text:p>
      <text:p text:style-name="P1"><text:tab/><text:tab/>scanf("%d",&amp;newnode-&gt;data);</text:p>
      <text:p text:style-name="P1"><text:tab/><text:tab/>newnode-&gt;next=NULL;</text:p>
      <text:p text:style-name="P1"><text:tab/><text:tab/>if(head==NULL)</text:p>
      <text:p text:style-name="P1"><text:tab/><text:tab/>{</text:p>
      <text:p text:style-name="P1"><text:tab/><text:tab/><text:tab/>head=temp=newnode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temp-&gt;next=newnode;</text:p>
      <text:p text:style-name="P1"><text:tab/><text:tab/><text:tab/>temp=newnode;</text:p>
      <text:p text:style-name="P1"><text:tab/><text:tab/>}</text:p>
      <text:p text:style-name="P1"><text:tab/>}</text:p>
      <text:p text:style-name="P1"><text:tab/>return head;</text:p>
      <text:p text:style-name="P1">}</text:p>
      <text:p text:style-name="P1">void display(struct node *head)</text:p>
      <text:p text:style-name="P1">{</text:p>
      <text:p text:style-name="P1"><text:tab/>struct node *temp;</text:p>
      <text:p text:style-name="P1"><text:tab/>temp=head;</text:p>
      <text:p text:style-name="P1"><text:tab/>while(temp!=NULL)</text:p>
      <text:p text:style-name="P1"><text:soft-page-break/><text:tab/>{</text:p>
      <text:p text:style-name="P1"><text:tab/><text:tab/>printf("%d\t",temp-&gt;data);</text:p>
      <text:p text:style-name="P1"><text:tab/><text:tab/>temp=temp-&gt;next;</text:p>
      <text:p text:style-name="P1"><text:tab/>}</text:p>
      <text:p text:style-name="P1">}</text:p>
      <text:p text:style-name="P1">struct node *delete_mid(struct node *head,int pos)</text:p>
      <text:p text:style-name="P1">{</text:p>
      <text:p text:style-name="P1"><text:tab/>struct node *p,*temp;</text:p>
      <text:p text:style-name="P1"><text:tab/>int i;</text:p>
      <text:p text:style-name="P1"><text:tab/>for(i=1,temp=head;i&lt;(pos-1) &amp;&amp; temp!=NULL;i++,temp=temp-&gt;next);</text:p>
      <text:p text:style-name="P1"><text:tab/>p=temp-&gt;next;</text:p>
      <text:p text:style-name="P1"><text:tab/>temp-&gt;next=p-&gt;next;</text:p>
      <text:p text:style-name="P1"><text:tab/>free(p);</text:p>
      <text:p text:style-name="P1"><text:tab/>return head;</text:p>
      <text:p text:style-name="P1">}</text:p>
      <text:p text:style-name="P1">int main()</text:p>
      <text:p text:style-name="P1">{</text:p>
      <text:p text:style-name="P1"><text:tab/>struct node *head=NULL;</text:p>
      <text:p text:style-name="P1"><text:tab/>int pos;</text:p>
      <text:p text:style-name="P1"><text:tab/>head=create(head);</text:p>
      <text:p text:style-name="P1"><text:tab/>printf("\n display before delete=");</text:p>
      <text:p text:style-name="P1"><text:tab/>display(head);</text:p>
      <text:p text:style-name="P1"><text:tab/>printf("\n enter position=");</text:p>
      <text:p text:style-name="P1"><text:tab/>scanf("%d",&amp;pos);</text:p>
      <text:p text:style-name="P1"><text:tab/>head=delete_mid(head,pos);</text:p>
      <text:p text:style-name="P1"><text:tab/>printf("\n display after delete=");</text:p>
      <text:p text:style-name="P1"><text:tab/>display(head);</text:p>
      <text:p text:style-name="P1"><text:tab/>return 0;</text:p>
      <text:p text:style-name="P1">}</text:p>
      <text:p text:style-name="P1"/>
      <text:h text:style-name="Heading_20_3" text:outline-level="3"><text:span text:style-name="T4">9]</text:span> <text:span text:style-name="T4">S</text:span>ingly linked list delete menu driven.</text:h>
      <text:p text:style-name="P1">#include&lt;stdio.h&gt;</text:p>
      <text:p text:style-name="P1">#include&lt;stdlib.h&gt;</text:p>
      <text:p text:style-name="P1">struct node</text:p>
      <text:p text:style-name="P1">{</text:p>
      <text:p text:style-name="P1"><text:tab/>int data;</text:p>
      <text:p text:style-name="P1"><text:tab/>struct node *next;</text:p>
      <text:p text:style-name="P1">};</text:p>
      <text:p text:style-name="P1">struct node *create(struct node *head)</text:p>
      <text:p text:style-name="P1">{</text:p>
      <text:p text:style-name="P1"><text:tab/>struct node *newnode,*temp;</text:p>
      <text:p text:style-name="P1"><text:tab/>int i,n;</text:p>
      <text:p text:style-name="P1"><text:tab/>printf("enter limit=");</text:p>
      <text:p text:style-name="P1"><text:tab/>scanf("%d",&amp;n);</text:p>
      <text:p text:style-name="P1"><text:soft-page-break/><text:tab/>for(i=0;i&lt;n;i++)</text:p>
      <text:p text:style-name="P1"><text:tab/>{</text:p>
      <text:p text:style-name="P1"><text:tab/><text:tab/>newnode=(struct node*)malloc(sizeof(struct node));</text:p>
      <text:p text:style-name="P1"><text:tab/><text:tab/>printf("enter value=");</text:p>
      <text:p text:style-name="P1"><text:tab/><text:tab/>scanf("%d",&amp;newnode-&gt;data);</text:p>
      <text:p text:style-name="P1"><text:tab/><text:tab/>newnode-&gt;next=NULL;</text:p>
      <text:p text:style-name="P1"><text:tab/><text:tab/>if(head==NULL)</text:p>
      <text:p text:style-name="P1"><text:tab/><text:tab/>{</text:p>
      <text:p text:style-name="P1"><text:tab/><text:tab/><text:tab/>head=temp=newnode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temp-&gt;next=newnode;</text:p>
      <text:p text:style-name="P1"><text:tab/><text:tab/><text:tab/>temp=newnode;</text:p>
      <text:p text:style-name="P1"><text:tab/><text:tab/>}</text:p>
      <text:p text:style-name="P1"><text:tab/>}</text:p>
      <text:p text:style-name="P1"><text:tab/>return head;</text:p>
      <text:p text:style-name="P1">}</text:p>
      <text:p text:style-name="P1">void display(struct node *head)</text:p>
      <text:p text:style-name="P1">{</text:p>
      <text:p text:style-name="P1"><text:tab/>struct node *temp;</text:p>
      <text:p text:style-name="P1"><text:tab/>temp=head;</text:p>
      <text:p text:style-name="P1"><text:tab/>while(temp!=NULL)</text:p>
      <text:p text:style-name="P1"><text:tab/>{</text:p>
      <text:p text:style-name="P1"><text:tab/><text:tab/>printf("%d\t",temp-&gt;data);</text:p>
      <text:p text:style-name="P1"><text:tab/><text:tab/>temp=temp-&gt;next;</text:p>
      <text:p text:style-name="P1"><text:tab/>}</text:p>
      <text:p text:style-name="P1">}</text:p>
      <text:p text:style-name="P1">struct node *delete_beg(struct node *head)</text:p>
      <text:p text:style-name="P1">{</text:p>
      <text:p text:style-name="P1"><text:tab/>struct node *p;</text:p>
      <text:p text:style-name="P1"><text:tab/>p=head;</text:p>
      <text:p text:style-name="P1"><text:tab/>head=head-&gt;next;</text:p>
      <text:p text:style-name="P1"><text:tab/>p-&gt;next=NULL;</text:p>
      <text:p text:style-name="P1"><text:tab/>free(p);</text:p>
      <text:p text:style-name="P1"><text:tab/>return head;</text:p>
      <text:p text:style-name="P1">}</text:p>
      <text:p text:style-name="P1">struct node *delete_end(struct node *head)</text:p>
      <text:p text:style-name="P1">{</text:p>
      <text:p text:style-name="P1"><text:tab/>struct node *p,*temp;</text:p>
      <text:p text:style-name="P1"><text:tab/>for(temp=head;temp-&gt;next-&gt;next!=NULL;temp=temp-&gt;next);</text:p>
      <text:p text:style-name="P1"><text:tab/>p=temp-&gt;next;</text:p>
      <text:p text:style-name="P1"><text:tab/>temp-&gt;next=NULL;</text:p>
      <text:p text:style-name="P1"><text:tab/>free(p);</text:p>
      <text:p text:style-name="P1"><text:tab/>return head;</text:p>
      <text:p text:style-name="P1"><text:soft-page-break/>}</text:p>
      <text:p text:style-name="P1">struct node *delete_mid(struct node *head,int pos)</text:p>
      <text:p text:style-name="P1">{</text:p>
      <text:p text:style-name="P1"><text:tab/>struct node *p,*temp;</text:p>
      <text:p text:style-name="P1"><text:tab/>int i;</text:p>
      <text:p text:style-name="P1"><text:tab/>for(i=1,temp=head;i&lt;(pos-1)&amp;&amp;temp-&gt;next!=NULL;i++,temp=temp-&gt;next);</text:p>
      <text:p text:style-name="P1"><text:tab/>p=temp-&gt;next;</text:p>
      <text:p text:style-name="P1"><text:tab/>temp-&gt;next=p-&gt;next;</text:p>
      <text:p text:style-name="P1"><text:tab/>free(p);</text:p>
      <text:p text:style-name="P1"><text:tab/>return head;</text:p>
      <text:p text:style-name="P1">}</text:p>
      <text:p text:style-name="P1">int main()</text:p>
      <text:p text:style-name="P1">{</text:p>
      <text:p text:style-name="P1"><text:tab/>struct node *head=NULL;</text:p>
      <text:p text:style-name="P1"><text:tab/>int pos,ch;</text:p>
      <text:p text:style-name="P1"><text:tab/>do{</text:p>
      <text:p text:style-name="P1"><text:tab/> <text:s text:c="3"/>printf("\n 1:create \n 2:delete_beg");</text:p>
      <text:p text:style-name="P1"><text:tab/><text:tab/>printf("\n 3:delete_end \n 4:delete_mid");</text:p>
      <text:p text:style-name="P1"><text:tab/><text:tab/>printf("\n enter choice=");</text:p>
      <text:p text:style-name="P1"><text:tab/><text:tab/>scanf("%d",&amp;ch);</text:p>
      <text:p text:style-name="P1"><text:tab/><text:tab/>switch(ch)</text:p>
      <text:p text:style-name="P1"><text:tab/><text:tab/>{</text:p>
      <text:p text:style-name="P1"><text:tab/><text:tab/> <text:s/>case 1:head=create(head);</text:p>
      <text:p text:style-name="P1"><text:tab/><text:tab/> <text:s text:c="8"/>display(head);<text:tab/></text:p>
      <text:p text:style-name="P1"><text:tab/><text:tab/> <text:s text:c="8"/>break;</text:p>
      <text:p text:style-name="P1"><text:tab/><text:tab/> <text:s/>case 2:head=delete_beg(head);</text:p>
      <text:p text:style-name="P1"><text:tab/><text:tab/> <text:s text:c="7"/>display(head);</text:p>
      <text:p text:style-name="P1"><text:tab/><text:tab/> <text:s text:c="7"/>break;</text:p>
      <text:p text:style-name="P1"><text:tab/><text:tab/> <text:s/>case 3:head=delete_end(head);</text:p>
      <text:p text:style-name="P1"><text:tab/><text:tab/> <text:s text:c="8"/>display(head);</text:p>
      <text:p text:style-name="P1"><text:tab/><text:tab/> <text:s text:c="8"/>break;</text:p>
      <text:p text:style-name="P1"><text:tab/><text:tab/> <text:s/>case 4:printf("enter position=");</text:p>
      <text:p text:style-name="P1"><text:tab/><text:tab/> <text:s text:c="8"/>scanf("%d",&amp;pos);</text:p>
      <text:p text:style-name="P1"><text:tab/><text:tab/><text:tab/><text:tab/> head=delete_mid(head,pos);</text:p>
      <text:p text:style-name="P1"><text:tab/><text:tab/><text:tab/><text:tab/> display(head);</text:p>
      <text:p text:style-name="P1"><text:tab/><text:tab/><text:tab/><text:tab/> break;</text:p>
      <text:p text:style-name="P1"><text:tab/><text:tab/> default:printf("invalid choice....."); <text:s text:c="6"/></text:p>
      <text:p text:style-name="P1"><text:tab/><text:tab/>}<text:tab/></text:p>
      <text:p text:style-name="P1"><text:s text:c="6"/>}while(ch&lt;5);</text:p>
      <text:p text:style-name="P1"><text:s text:c="6"/>return 0;</text:p>
      <text:p text:style-name="P1">}</text:p>
      <text:p text:style-name="P1"/>
      <text:h text:style-name="P2" text:outline-level="3"><text:soft-page-break/></text:h>
      <text:h text:style-name="P2" text:outline-level="3"><text:span text:style-name="T2">9]</text:span> <text:span text:style-name="T4">S</text:span>ingly linked list all insert and delete oparation.</text:h>
      <text:p text:style-name="P1">#include&lt;stdio.h&gt;</text:p>
      <text:p text:style-name="P1">#include&lt;stdlib.h&gt;</text:p>
      <text:p text:style-name="P1">struct node </text:p>
      <text:p text:style-name="P1">{</text:p>
      <text:p text:style-name="P1"><text:tab/>int data;</text:p>
      <text:p text:style-name="P1"><text:tab/>struct node *next;</text:p>
      <text:p text:style-name="P1">};</text:p>
      <text:p text:style-name="P1">struct node *create(struct node *head)</text:p>
      <text:p text:style-name="P1">{</text:p>
      <text:p text:style-name="P1"><text:tab/>struct node *newnode,*temp;</text:p>
      <text:p text:style-name="P1"><text:tab/>int i,n;</text:p>
      <text:p text:style-name="P1"><text:tab/>printf("enter limit=");</text:p>
      <text:p text:style-name="P1"><text:tab/>scanf("%d",&amp;n);</text:p>
      <text:p text:style-name="P1"><text:tab/>for(i=0;i&lt;n;i++)</text:p>
      <text:p text:style-name="P1"><text:tab/>{</text:p>
      <text:p text:style-name="P1"><text:tab/><text:tab/>newnode=(struct node*)malloc(sizeof(struct node));</text:p>
      <text:p text:style-name="P1"><text:tab/><text:tab/>printf("enter value=");</text:p>
      <text:p text:style-name="P1"><text:tab/><text:tab/>scanf("%d",&amp;newnode-&gt;data);</text:p>
      <text:p text:style-name="P1"><text:tab/><text:tab/>newnode-&gt;next=NULL;</text:p>
      <text:p text:style-name="P1"><text:tab/><text:tab/>if(head==NULL)</text:p>
      <text:p text:style-name="P1"><text:tab/><text:tab/>{</text:p>
      <text:p text:style-name="P1"><text:tab/><text:tab/><text:tab/>head=temp=newnode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temp-&gt;next=newnode;</text:p>
      <text:p text:style-name="P1"><text:tab/><text:tab/><text:tab/>temp=newnode;</text:p>
      <text:p text:style-name="P1"><text:tab/><text:tab/>}</text:p>
      <text:p text:style-name="P1"><text:tab/>}</text:p>
      <text:p text:style-name="P1"><text:tab/>return head;</text:p>
      <text:p text:style-name="P1">}</text:p>
      <text:p text:style-name="P1">void display(struct node *head)</text:p>
      <text:p text:style-name="P1">{</text:p>
      <text:p text:style-name="P1"><text:tab/>struct node *temp;</text:p>
      <text:p text:style-name="P1"><text:tab/>temp=head;</text:p>
      <text:p text:style-name="P1"><text:tab/>while(temp!=NULL)</text:p>
      <text:p text:style-name="P1"><text:tab/>{</text:p>
      <text:p text:style-name="P1"><text:tab/><text:tab/>printf("%d\t",temp-&gt;data);</text:p>
      <text:p text:style-name="P1"><text:tab/><text:tab/>temp=temp-&gt;next;</text:p>
      <text:p text:style-name="P1"><text:tab/>}</text:p>
      <text:p text:style-name="P1">}</text:p>
      <text:p text:style-name="P1">struct node *insert_beg(struct node *head,int num)</text:p>
      <text:p text:style-name="P1"><text:soft-page-break/>{</text:p>
      <text:p text:style-name="P1"><text:tab/> <text:s text:c="2"/>struct node *newnode;</text:p>
      <text:p text:style-name="P1"><text:tab/> <text:s text:c="2"/>newnode=(struct node*)malloc(sizeof(struct node));</text:p>
      <text:p text:style-name="P1"><text:tab/> <text:s text:c="2"/>newnode-&gt;data=num;</text:p>
      <text:p text:style-name="P1"><text:tab/> <text:s text:c="2"/>newnode-&gt;next=head;</text:p>
      <text:p text:style-name="P1"><text:tab/> <text:s text:c="2"/>head=newnode;</text:p>
      <text:p text:style-name="P1"><text:tab/> <text:s text:c="2"/>return head;</text:p>
      <text:p text:style-name="P1">}</text:p>
      <text:p text:style-name="P1">struct node *insert_mid(struct node *head,int num,int pos)</text:p>
      <text:p text:style-name="P1">{</text:p>
      <text:p text:style-name="P1"><text:tab/>struct node *newnode,*temp;</text:p>
      <text:p text:style-name="P1"><text:tab/>int i;</text:p>
      <text:p text:style-name="P1"><text:tab/>newnode=(struct node*)malloc(sizeof(struct node));</text:p>
      <text:p text:style-name="P1"><text:tab/>newnode-&gt;data=num;</text:p>
      <text:p text:style-name="P1"><text:tab/>for(i=1,temp=head;i&lt;(pos-1) &amp;&amp; temp-&gt;next-&gt;next!=NULL;i++,temp=temp-&gt;next);</text:p>
      <text:p text:style-name="P1"><text:tab/>newnode-&gt;next=temp-&gt;next;</text:p>
      <text:p text:style-name="P1"><text:tab/>temp-&gt;next=newnode;</text:p>
      <text:p text:style-name="P1"><text:tab/>return head;</text:p>
      <text:p text:style-name="P1">}</text:p>
      <text:p text:style-name="P1">struct <text:s/>node *insert_end(struct node *head,int num)</text:p>
      <text:p text:style-name="P1">{</text:p>
      <text:p text:style-name="P1"><text:tab/>struct node *temp,*newnode;</text:p>
      <text:p text:style-name="P1"><text:tab/>newnode=(struct node*)malloc(sizeof(struct node));</text:p>
      <text:p text:style-name="P1"><text:tab/>newnode-&gt;data=num;</text:p>
      <text:p text:style-name="P1"><text:tab/>for(temp=head;temp-&gt;next;temp=temp-&gt;next);</text:p>
      <text:p text:style-name="P1"><text:s text:c="4"/>temp-&gt;next=newnode;</text:p>
      <text:p text:style-name="P1"><text:tab/>newnode-&gt;next=NULL;</text:p>
      <text:p text:style-name="P1"><text:tab/>return head;<text:tab/></text:p>
      <text:p text:style-name="P1">}</text:p>
      <text:p text:style-name="P1">struct node *delete_beg(struct node *head)</text:p>
      <text:p text:style-name="P1">{</text:p>
      <text:p text:style-name="P1"><text:tab/>struct node *temp,*p;</text:p>
      <text:p text:style-name="P1"><text:tab/>p=head;</text:p>
      <text:p text:style-name="P1"><text:tab/>head=p-&gt;next;</text:p>
      <text:p text:style-name="P1"><text:tab/>free(p);</text:p>
      <text:p text:style-name="P1"><text:tab/>return head;</text:p>
      <text:p text:style-name="P1">}</text:p>
      <text:p text:style-name="P1">struct node *delete_mid(struct node *head,int pos)</text:p>
      <text:p text:style-name="P1">{</text:p>
      <text:p text:style-name="P1"><text:tab/>struct node *p,*temp;</text:p>
      <text:p text:style-name="P1"><text:tab/>int i;</text:p>
      <text:p text:style-name="P1"><text:tab/>for(i=1,temp=head;i&lt;(pos-1) &amp;&amp; temp-&gt;next-&gt;next!=NULL;i++,temp=temp-&gt;next);</text:p>
      <text:p text:style-name="P1"><text:tab/>p=temp-&gt;next;</text:p>
      <text:p text:style-name="P1"><text:soft-page-break/><text:tab/>temp-&gt;next=p-&gt;next;</text:p>
      <text:p text:style-name="P1"><text:tab/>free(p);</text:p>
      <text:p text:style-name="P1"><text:tab/>return head;<text:tab/></text:p>
      <text:p text:style-name="P1">}</text:p>
      <text:p text:style-name="P1">struct node *delete_end(struct node *head)</text:p>
      <text:p text:style-name="P1">{</text:p>
      <text:p text:style-name="P1"><text:tab/>struct node *p,*temp;</text:p>
      <text:p text:style-name="P1"><text:tab/>for(temp=head;temp-&gt;next-&gt;next;temp=temp-&gt;next);</text:p>
      <text:p text:style-name="P1"><text:tab/>p=temp-&gt;next;</text:p>
      <text:p text:style-name="P1"><text:tab/>temp-&gt;next=NULL;</text:p>
      <text:p text:style-name="P1"><text:tab/>free(p);</text:p>
      <text:p text:style-name="P1"><text:tab/>return head;</text:p>
      <text:p text:style-name="P1">}</text:p>
      <text:p text:style-name="P1">int main()</text:p>
      <text:p text:style-name="P1">{</text:p>
      <text:p text:style-name="P1"><text:tab/>struct node *head=NULL;</text:p>
      <text:p text:style-name="P1"><text:tab/>int num,pos,ch;</text:p>
      <text:p text:style-name="P1"><text:tab/>do{</text:p>
      <text:p text:style-name="P1"><text:tab/> <text:s text:c="3"/>printf("\n 1:create \n 2:insert_beg \n 3:insert_mid \n 4:insert_end");</text:p>
      <text:p text:style-name="P1"><text:tab/><text:tab/>printf("\n 5:delete_beg \n 6:delete_mid \n 7:delete_end");</text:p>
      <text:p text:style-name="P1"><text:tab/><text:tab/>printf("\n enter choice=");</text:p>
      <text:p text:style-name="P1"><text:tab/><text:tab/>scanf("%d",&amp;ch);</text:p>
      <text:p text:style-name="P1"><text:tab/><text:tab/>switch(ch)</text:p>
      <text:p text:style-name="P1"><text:tab/><text:tab/>{</text:p>
      <text:p text:style-name="P1"><text:tab/><text:tab/> <text:s text:c="2"/>case 1:head=create(head);</text:p>
      <text:p text:style-name="P1"><text:tab/><text:tab/> <text:s text:c="9"/>display(head);</text:p>
      <text:p text:style-name="P1"><text:tab/><text:tab/> <text:s text:c="9"/>break;</text:p>
      <text:p text:style-name="P1"><text:tab/><text:tab/> <text:s text:c="2"/>case 2:printf("enter value=");</text:p>
      <text:p text:style-name="P1"><text:tab/><text:tab/> <text:s text:c="9"/>scanf("%d",&amp;num);</text:p>
      <text:p text:style-name="P1"><text:tab/><text:tab/> <text:s text:c="9"/>head=insert_beg(head,num);</text:p>
      <text:p text:style-name="P1"><text:tab/><text:tab/> <text:s text:c="9"/>display(head);</text:p>
      <text:p text:style-name="P1"><text:tab/><text:tab/> <text:s text:c="9"/>break;</text:p>
      <text:p text:style-name="P1"><text:tab/><text:tab/> <text:s text:c="2"/>case 3:printf("enter value=");</text:p>
      <text:p text:style-name="P1"><text:tab/><text:tab/> <text:s text:c="9"/>scanf("%d",&amp;num);</text:p>
      <text:p text:style-name="P1"><text:tab/><text:tab/> <text:s text:c="9"/>printf("\n enter position=");</text:p>
      <text:p text:style-name="P1"><text:tab/><text:tab/> <text:s text:c="9"/>scanf("%d",&amp;pos);</text:p>
      <text:p text:style-name="P1"><text:tab/><text:tab/> <text:s text:c="9"/>head=insert_mid(head,num,pos);</text:p>
      <text:p text:style-name="P1"><text:tab/><text:tab/> <text:s text:c="9"/>display(head);</text:p>
      <text:p text:style-name="P1"><text:tab/><text:tab/> <text:s text:c="9"/>break;</text:p>
      <text:p text:style-name="P1"><text:tab/><text:tab/> <text:s text:c="2"/>case 4:printf("enter value=");</text:p>
      <text:p text:style-name="P1"><text:tab/><text:tab/> <text:s text:c="9"/>scanf("%d",&amp;num);</text:p>
      <text:p text:style-name="P1"><text:tab/><text:tab/> <text:s text:c="9"/>head=insert_end(head,num);</text:p>
      <text:p text:style-name="P1"><text:tab/><text:tab/> <text:s text:c="9"/>display(head);</text:p>
      <text:p text:style-name="P1"><text:tab/><text:tab/> <text:s text:c="9"/>break;</text:p>
      <text:p text:style-name="P1"><text:tab/><text:tab/> <text:s text:c="2"/>case 5:head=delete_beg(head);</text:p>
      <text:p text:style-name="P1"><text:soft-page-break/><text:tab/><text:tab/> <text:s text:c="9"/>display(head);</text:p>
      <text:p text:style-name="P1"><text:tab/><text:tab/> <text:s text:c="9"/>break;</text:p>
      <text:p text:style-name="P1"><text:tab/><text:tab/> <text:s text:c="2"/>case 6:printf("enter position=");</text:p>
      <text:p text:style-name="P1"><text:tab/><text:tab/> <text:s text:c="9"/>scanf("%d",&amp;pos);</text:p>
      <text:p text:style-name="P1"><text:tab/><text:tab/> <text:s text:c="9"/>head=delete_mid(head,pos);</text:p>
      <text:p text:style-name="P1"><text:tab/><text:tab/> <text:s text:c="9"/>display(head);</text:p>
      <text:p text:style-name="P1"><text:tab/><text:tab/> <text:s text:c="9"/>break;</text:p>
      <text:p text:style-name="P1"><text:tab/><text:tab/> <text:s text:c="2"/>case 7:head=delete_end(head);</text:p>
      <text:p text:style-name="P1"><text:tab/><text:tab/> <text:s text:c="9"/>display(head);</text:p>
      <text:p text:style-name="P1"><text:tab/><text:tab/> <text:s text:c="9"/>break;</text:p>
      <text:p text:style-name="P1"><text:tab/><text:tab/> <text:s/>default:printf("invalid choice.....");</text:p>
      <text:p text:style-name="P1"><text:tab/><text:tab/>}<text:tab/></text:p>
      <text:p text:style-name="P1"><text:tab/> <text:s/>}while(ch&lt;8);</text:p>
      <text:p text:style-name="P1">}</text:p>
      <text:p text:style-name="P1"/>
      <text:h text:style-name="P2" text:outline-level="3"><text:span text:style-name="T2">10]</text:span> <text:span text:style-name="T4">S</text:span>ingly linked list insert common and delete common.</text:h>
      <text:p text:style-name="P1">#include&lt;stdio.h&gt;</text:p>
      <text:p text:style-name="P1">#include&lt;stdlib.h&gt;</text:p>
      <text:p text:style-name="P1">struct node </text:p>
      <text:p text:style-name="P1">{</text:p>
      <text:p text:style-name="P1"><text:tab/>int data;</text:p>
      <text:p text:style-name="P1"><text:tab/>struct node *next;</text:p>
      <text:p text:style-name="P1">};</text:p>
      <text:p text:style-name="P1">struct node *create(struct node *head)</text:p>
      <text:p text:style-name="P1">{</text:p>
      <text:p text:style-name="P1"><text:tab/>struct node *newnode,*temp;</text:p>
      <text:p text:style-name="P1"><text:tab/>int i,n;</text:p>
      <text:p text:style-name="P1"><text:tab/>printf("enter limit=");</text:p>
      <text:p text:style-name="P1"><text:tab/>scanf("%d",&amp;n);</text:p>
      <text:p text:style-name="P1"><text:tab/>for(i=0;i&lt;n;i++)</text:p>
      <text:p text:style-name="P1"><text:tab/>{</text:p>
      <text:p text:style-name="P1"><text:tab/><text:tab/>newnode=(struct node*)malloc(sizeof(struct node));</text:p>
      <text:p text:style-name="P1"><text:tab/><text:tab/>printf("enter value=");</text:p>
      <text:p text:style-name="P1"><text:tab/><text:tab/>scanf("%d",&amp;newnode-&gt;data);</text:p>
      <text:p text:style-name="P1"><text:tab/><text:tab/>newnode-&gt;next=NULL;</text:p>
      <text:p text:style-name="P1"><text:tab/><text:tab/>if(head==NULL)</text:p>
      <text:p text:style-name="P1"><text:tab/><text:tab/>{</text:p>
      <text:p text:style-name="P1"><text:tab/><text:tab/><text:tab/>head=temp=newnode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temp-&gt;next=newnode;</text:p>
      <text:p text:style-name="P1"><text:tab/><text:tab/><text:tab/>temp=newnode;</text:p>
      <text:p text:style-name="P1"><text:tab/><text:tab/>}</text:p>
      <text:p text:style-name="P1"><text:soft-page-break/><text:tab/>}</text:p>
      <text:p text:style-name="P1"><text:tab/>return head;</text:p>
      <text:p text:style-name="P1">}</text:p>
      <text:p text:style-name="P1">void display(struct node *head)</text:p>
      <text:p text:style-name="P1">{</text:p>
      <text:p text:style-name="P1"><text:tab/>struct node *temp;</text:p>
      <text:p text:style-name="P1"><text:tab/>temp=head;</text:p>
      <text:p text:style-name="P1"><text:tab/>while(temp!=NULL)</text:p>
      <text:p text:style-name="P1"><text:tab/>{</text:p>
      <text:p text:style-name="P1"><text:tab/><text:tab/>printf("%d\t",temp-&gt;data);</text:p>
      <text:p text:style-name="P1"><text:tab/><text:tab/>temp=temp-&gt;next;</text:p>
      <text:p text:style-name="P1"><text:tab/>}</text:p>
      <text:p text:style-name="P1">}</text:p>
      <text:p text:style-name="P1">struct node *insert_common(struct node *head,int num,int pos)</text:p>
      <text:p text:style-name="P1">{</text:p>
      <text:p text:style-name="P1"><text:tab/>struct node *newnode,*temp;</text:p>
      <text:p text:style-name="P1"><text:tab/>int i;</text:p>
      <text:p text:style-name="P1"><text:tab/>newnode=(struct node*)malloc(sizeof(struct node));</text:p>
      <text:p text:style-name="P1"><text:tab/>newnode-&gt;data=num;</text:p>
      <text:p text:style-name="P1"><text:tab/>if(pos==1)</text:p>
      <text:p text:style-name="P1"><text:tab/>{</text:p>
      <text:p text:style-name="P1"><text:tab/><text:tab/>newnode-&gt;next=head;</text:p>
      <text:p text:style-name="P1"><text:tab/><text:tab/>head=newnode;</text:p>
      <text:p text:style-name="P1"><text:tab/>}</text:p>
      <text:p text:style-name="P1"><text:tab/>else</text:p>
      <text:p text:style-name="P1"><text:tab/>{</text:p>
      <text:p text:style-name="P1"><text:tab/><text:tab/>for(i=1,temp=head;i&lt;(pos-1) &amp;&amp; temp-&gt;next!=NULL;i++,temp=temp-&gt;next);</text:p>
      <text:p text:style-name="P1"><text:tab/><text:tab/>newnode-&gt;next=temp-&gt;next;</text:p>
      <text:p text:style-name="P1"><text:tab/><text:tab/>temp-&gt;next=newnode;</text:p>
      <text:p text:style-name="P1"><text:tab/>}</text:p>
      <text:p text:style-name="P1"><text:tab/>return head;</text:p>
      <text:p text:style-name="P1">}</text:p>
      <text:p text:style-name="P1">struct node *delete_common(struct node *head,int pos)</text:p>
      <text:p text:style-name="P1">{</text:p>
      <text:p text:style-name="P1"><text:tab/>struct node *p,*temp;</text:p>
      <text:p text:style-name="P1"><text:tab/>int i;</text:p>
      <text:p text:style-name="P1"><text:tab/>if(pos==1)</text:p>
      <text:p text:style-name="P1"><text:tab/>{</text:p>
      <text:p text:style-name="P1"><text:tab/><text:tab/>p=head;</text:p>
      <text:p text:style-name="P1"><text:tab/><text:tab/>head=head-&gt;next;</text:p>
      <text:p text:style-name="P1"><text:tab/><text:tab/>free(p);</text:p>
      <text:p text:style-name="P1"><text:tab/>}</text:p>
      <text:p text:style-name="P1"><text:tab/>else</text:p>
      <text:p text:style-name="P1"><text:tab/>{</text:p>
      <text:p text:style-name="P1"><text:soft-page-break/><text:tab/><text:tab/>for(i=1,temp=head;i&lt;(pos-1) &amp;&amp; temp-&gt;next!=NULL;i++,temp=temp-&gt;next);</text:p>
      <text:p text:style-name="P1"><text:tab/><text:tab/>p=temp-&gt;next;</text:p>
      <text:p text:style-name="P1"><text:tab/><text:tab/>temp-&gt;next=p-&gt;next;</text:p>
      <text:p text:style-name="P1"><text:tab/><text:tab/>free(p);</text:p>
      <text:p text:style-name="P1"><text:tab/>}</text:p>
      <text:p text:style-name="P1"><text:tab/>return head;</text:p>
      <text:p text:style-name="P1">}</text:p>
      <text:p text:style-name="P1">int main()</text:p>
      <text:p text:style-name="P1">{</text:p>
      <text:p text:style-name="P1"><text:tab/>struct node *head=NULL;</text:p>
      <text:p text:style-name="P1"><text:tab/>int ch,num,pos;</text:p>
      <text:p text:style-name="P1"><text:tab/>do{</text:p>
      <text:p text:style-name="P1"><text:tab/> <text:s text:c="3"/>printf("\n 1:create \n 2:insert_common \n 3:delete_common");</text:p>
      <text:p text:style-name="P1"><text:tab/> <text:s text:c="3"/>printf("\n enter choice=");</text:p>
      <text:p text:style-name="P1"><text:tab/> <text:s text:c="3"/>scanf("%d",&amp;ch);</text:p>
      <text:p text:style-name="P1"><text:tab/> <text:s text:c="3"/>switch(ch)</text:p>
      <text:p text:style-name="P1"><text:tab/> <text:s text:c="3"/>{</text:p>
      <text:p text:style-name="P1"><text:tab/><text:tab/> <text:s/>case 1:head=create(head);</text:p>
      <text:p text:style-name="P1"><text:tab/><text:tab/> <text:s text:c="8"/>display(head);</text:p>
      <text:p text:style-name="P1"><text:tab/><text:tab/> <text:s text:c="8"/>break;</text:p>
      <text:p text:style-name="P1"><text:tab/><text:tab/> <text:s/>case 2:printf("enter value=");</text:p>
      <text:p text:style-name="P1"><text:tab/><text:tab/> <text:s text:c="8"/>scanf("%d",&amp;num);</text:p>
      <text:p text:style-name="P1"><text:tab/><text:tab/> <text:s text:c="8"/>printf("\n enter position=");</text:p>
      <text:p text:style-name="P1"><text:tab/><text:tab/> <text:s text:c="8"/>scanf("%d",&amp;pos);</text:p>
      <text:p text:style-name="P1"><text:tab/><text:tab/> <text:s text:c="8"/>head=insert_common(head,num,pos);</text:p>
      <text:p text:style-name="P1"><text:tab/><text:tab/> <text:s text:c="8"/>display(head);</text:p>
      <text:p text:style-name="P1"><text:tab/><text:tab/> <text:s text:c="8"/>break;</text:p>
      <text:p text:style-name="P1"><text:tab/><text:tab/> <text:s/>case 3:printf("enter position=");</text:p>
      <text:p text:style-name="P1"><text:tab/><text:tab/> <text:s text:c="8"/>scanf("%d",&amp;pos);</text:p>
      <text:p text:style-name="P1"><text:tab/><text:tab/> <text:s text:c="8"/>head=delete_common(head,pos);</text:p>
      <text:p text:style-name="P1"><text:tab/><text:tab/> <text:s text:c="8"/>display(head);</text:p>
      <text:p text:style-name="P1"><text:tab/><text:tab/> <text:s text:c="8"/>break;</text:p>
      <text:p text:style-name="P1"><text:tab/> <text:s text:c="4"/>default:printf("invalid choice.....");</text:p>
      <text:p text:style-name="P1"><text:tab/> <text:s text:c="3"/>}</text:p>
      <text:p text:style-name="P1"><text:tab/>}while(ch&lt;4);</text:p>
      <text:p text:style-name="P1"><text:tab/>return 0;</text:p>
      <text:p text:style-name="P1">}</text:p>
      <text:p text:style-name="P1"/>
      <text:h text:style-name="P2" text:outline-level="3"><text:span text:style-name="T2">11]</text:span> <text:span text:style-name="T6">Sum of </text:span><text:span text:style-name="T4">L</text:span><text:span text:style-name="T1">inked list.</text:span></text:h>
      <text:p text:style-name="P1">#include&lt;stdio.h&gt;</text:p>
      <text:p text:style-name="P1">#include&lt;stdlib.h&gt;</text:p>
      <text:p text:style-name="P1">struct node </text:p>
      <text:p text:style-name="P1">{</text:p>
      <text:p text:style-name="P1"><text:soft-page-break/><text:tab/>int data;</text:p>
      <text:p text:style-name="P1"><text:tab/>struct node *next;</text:p>
      <text:p text:style-name="P1">};</text:p>
      <text:p text:style-name="P1">struct node *create(struct node *head)</text:p>
      <text:p text:style-name="P1">{</text:p>
      <text:p text:style-name="P1"><text:tab/>struct node *newnode,*temp;</text:p>
      <text:p text:style-name="P1"><text:tab/>int i,n;</text:p>
      <text:p text:style-name="P1"><text:tab/>printf("enter limit=");</text:p>
      <text:p text:style-name="P1"><text:tab/>scanf("%d",&amp;n);</text:p>
      <text:p text:style-name="P1"><text:tab/>for(i=0;i&lt;n;i++)</text:p>
      <text:p text:style-name="P1"><text:tab/>{</text:p>
      <text:p text:style-name="P1"><text:tab/><text:tab/>newnode=(struct node*)malloc(sizeof(struct node));</text:p>
      <text:p text:style-name="P1"><text:tab/><text:tab/>printf("enter value=");</text:p>
      <text:p text:style-name="P1"><text:tab/><text:tab/>scanf("%d",&amp;newnode-&gt;data);</text:p>
      <text:p text:style-name="P1"><text:tab/><text:tab/>newnode-&gt;next=NULL;</text:p>
      <text:p text:style-name="P1"><text:tab/><text:tab/>if(head==NULL)</text:p>
      <text:p text:style-name="P1"><text:tab/><text:tab/>{</text:p>
      <text:p text:style-name="P1"><text:tab/><text:tab/><text:tab/>head=temp=newnode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temp-&gt;next=newnode;</text:p>
      <text:p text:style-name="P1"><text:tab/><text:tab/><text:tab/>temp=newnode;</text:p>
      <text:p text:style-name="P1"><text:tab/><text:tab/>}</text:p>
      <text:p text:style-name="P1"><text:tab/>}</text:p>
      <text:p text:style-name="P1"><text:tab/>return head;</text:p>
      <text:p text:style-name="P1">}</text:p>
      <text:p text:style-name="P1">void display(struct node *head)</text:p>
      <text:p text:style-name="P1">{</text:p>
      <text:p text:style-name="P1"><text:tab/>struct node *temp;</text:p>
      <text:p text:style-name="P1"><text:tab/>temp=head;</text:p>
      <text:p text:style-name="P1"><text:tab/>while(temp!=NULL)</text:p>
      <text:p text:style-name="P1"><text:tab/>{</text:p>
      <text:p text:style-name="P1"><text:tab/><text:tab/>printf("%d\t",temp-&gt;data);</text:p>
      <text:p text:style-name="P1"><text:tab/><text:tab/>temp=temp-&gt;next;</text:p>
      <text:p text:style-name="P1"><text:tab/>}</text:p>
      <text:p text:style-name="P1">}</text:p>
      <text:p text:style-name="P1">void sum(struct node *head)</text:p>
      <text:p text:style-name="P1">{</text:p>
      <text:p text:style-name="P1"><text:tab/>struct node *temp;</text:p>
      <text:p text:style-name="P1"><text:tab/>int s=0;</text:p>
      <text:p text:style-name="P1"><text:tab/>for(temp=head;temp!=NULL;temp-&gt;next)</text:p>
      <text:p text:style-name="P1"><text:tab/>{</text:p>
      <text:p text:style-name="P1"><text:tab/><text:tab/>s=s+temp-&gt;data;</text:p>
      <text:p text:style-name="P1"><text:tab/>}</text:p>
      <text:p text:style-name="P1"><text:soft-page-break/><text:tab/>printf("sum=%d",s);</text:p>
      <text:p text:style-name="P1">}</text:p>
      <text:p text:style-name="P1">int main()</text:p>
      <text:p text:style-name="P1">{</text:p>
      <text:p text:style-name="P1"><text:tab/>struct node *head=NULL;</text:p>
      <text:p text:style-name="P1"><text:tab/>int s;</text:p>
      <text:p text:style-name="P1"><text:tab/>head=create(head);</text:p>
      <text:p text:style-name="P1"><text:tab/>display(head);</text:p>
      <text:p text:style-name="P1"><text:tab/>sum(head);</text:p>
      <text:p text:style-name="P1"><text:tab/>display(head);</text:p>
      <text:p text:style-name="P1"><text:tab/>return 0;</text:p>
      <text:p text:style-name="P1">}</text:p>
      <text:p text:style-name="P1"/>
      <text:h text:style-name="P2" text:outline-level="3"><text:span text:style-name="T2">12]</text:span> <text:span text:style-name="T4">D</text:span>isplay singly circular linked list.</text:h>
      <text:p text:style-name="P1">#include&lt;stdio.h&gt;</text:p>
      <text:p text:style-name="P1">#include&lt;stdlib.h&gt;</text:p>
      <text:p text:style-name="P1">struct node </text:p>
      <text:p text:style-name="P1">{</text:p>
      <text:p text:style-name="P1"><text:tab/>int data;</text:p>
      <text:p text:style-name="P1"><text:tab/>struct node *next;</text:p>
      <text:p text:style-name="P1">};</text:p>
      <text:p text:style-name="P1">struct node *create(struct node *head)</text:p>
      <text:p text:style-name="P1">{</text:p>
      <text:p text:style-name="P1"><text:tab/>int i,n;</text:p>
      <text:p text:style-name="P1"><text:tab/>struct node *newnode,*temp;</text:p>
      <text:p text:style-name="P1"><text:tab/>printf("enter limit=");</text:p>
      <text:p text:style-name="P1"><text:tab/>scanf("%d",&amp;n);</text:p>
      <text:p text:style-name="P1"><text:tab/>for(i=0;i&lt;n;i++)</text:p>
      <text:p text:style-name="P1"><text:tab/>{</text:p>
      <text:p text:style-name="P1"><text:tab/><text:tab/>newnode=(struct node*)malloc(sizeof(struct node));</text:p>
      <text:p text:style-name="P1"><text:tab/><text:tab/>printf("enter value=");</text:p>
      <text:p text:style-name="P1"><text:tab/><text:tab/>scanf("%d",&amp;newnode-&gt;data);</text:p>
      <text:p text:style-name="P1"><text:tab/><text:tab/>if(head==NULL)</text:p>
      <text:p text:style-name="P1"><text:tab/><text:tab/>{</text:p>
      <text:p text:style-name="P1"><text:tab/><text:tab/><text:tab/>head=temp=newnode;</text:p>
      <text:p text:style-name="P1"><text:tab/><text:tab/><text:tab/>newnode-&gt;next=head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temp-&gt;next=newnode;</text:p>
      <text:p text:style-name="P1"><text:tab/><text:tab/><text:tab/>temp=newnode;</text:p>
      <text:p text:style-name="P1"><text:tab/><text:tab/><text:tab/>temp-&gt;next=head;</text:p>
      <text:p text:style-name="P1"><text:tab/><text:tab/>}</text:p>
      <text:p text:style-name="P1"><text:tab/>}</text:p>
      <text:p text:style-name="P1"><text:soft-page-break/><text:tab/>return head;</text:p>
      <text:p text:style-name="P1">}</text:p>
      <text:p text:style-name="P1">void display(struct node *head)</text:p>
      <text:p text:style-name="P1">{</text:p>
      <text:p text:style-name="P1"><text:tab/>struct node *temp=head;</text:p>
      <text:p text:style-name="P1"><text:tab/>do{</text:p>
      <text:p text:style-name="P1"><text:tab/><text:tab/>printf("%d\t",temp-&gt;data);</text:p>
      <text:p text:style-name="P1"><text:tab/><text:tab/>temp=temp-&gt;next;</text:p>
      <text:p text:style-name="P1"><text:tab/>}while(temp!=head);</text:p>
      <text:p text:style-name="P1">}</text:p>
      <text:p text:style-name="P1">int main()</text:p>
      <text:p text:style-name="P1">{</text:p>
      <text:p text:style-name="P1"><text:tab/>struct node *head=NULL;</text:p>
      <text:p text:style-name="P1"><text:tab/>head=create(head);</text:p>
      <text:p text:style-name="P1"><text:tab/>display(head);</text:p>
      <text:p text:style-name="P1"><text:tab/>return 0;</text:p>
      <text:p text:style-name="P1">}</text:p>
      <text:p text:style-name="P1"/>
      <text:h text:style-name="P2" text:outline-level="3"><text:span text:style-name="T2">13]</text:span> <text:span text:style-name="T4">S</text:span>ingly circular insert beginning.</text:h>
      <text:p text:style-name="P1">#include&lt;stdio.h&gt;</text:p>
      <text:p text:style-name="P1">#include&lt;stdlib.h&gt;</text:p>
      <text:p text:style-name="P1">struct node</text:p>
      <text:p text:style-name="P1">{</text:p>
      <text:p text:style-name="P1"><text:s text:c="3"/>int data;</text:p>
      <text:p text:style-name="P1"><text:s text:c="3"/>struct node *next;</text:p>
      <text:p text:style-name="P1">};</text:p>
      <text:p text:style-name="P1">struct node *create(struct node *head)</text:p>
      <text:p text:style-name="P1">{</text:p>
      <text:p text:style-name="P1"><text:tab/>int i,n;</text:p>
      <text:p text:style-name="P1"><text:tab/>struct node *newnode,*temp;</text:p>
      <text:p text:style-name="P1"><text:tab/>printf("enter limit=");</text:p>
      <text:p text:style-name="P1"><text:tab/>scanf("%d",&amp;n);</text:p>
      <text:p text:style-name="P1"><text:tab/>for(i=0;i&lt;n;i++)</text:p>
      <text:p text:style-name="P1"><text:tab/>{</text:p>
      <text:p text:style-name="P1"><text:tab/><text:tab/>newnode=(struct node*)malloc(sizeof(struct node));</text:p>
      <text:p text:style-name="P1"><text:tab/><text:tab/>printf("enter value=");</text:p>
      <text:p text:style-name="P1"><text:tab/><text:tab/>scanf("%d",&amp;newnode-&gt;data);</text:p>
      <text:p text:style-name="P1"><text:tab/><text:tab/>if(head==NULL)</text:p>
      <text:p text:style-name="P1"><text:tab/><text:tab/>{</text:p>
      <text:p text:style-name="P1"><text:tab/><text:tab/><text:tab/>head=temp=newnode;</text:p>
      <text:p text:style-name="P1"><text:tab/><text:tab/><text:tab/>newnode-&gt;next=head;</text:p>
      <text:p text:style-name="P1"><text:tab/><text:tab/>}</text:p>
      <text:p text:style-name="P1"><text:tab/><text:tab/>else</text:p>
      <text:p text:style-name="P1"><text:tab/><text:tab/>{</text:p>
      <text:p text:style-name="P1"><text:soft-page-break/><text:tab/><text:tab/><text:tab/>temp-&gt;next=newnode;</text:p>
      <text:p text:style-name="P1"><text:tab/><text:tab/><text:tab/>temp=newnode;</text:p>
      <text:p text:style-name="P1"><text:tab/><text:tab/><text:tab/>temp-&gt;next=head;</text:p>
      <text:p text:style-name="P1"><text:tab/><text:tab/>}</text:p>
      <text:p text:style-name="P1"><text:tab/>}</text:p>
      <text:p text:style-name="P1"><text:tab/>return head;</text:p>
      <text:p text:style-name="P1">}</text:p>
      <text:p text:style-name="P1">void display(struct node *head)</text:p>
      <text:p text:style-name="P1">{</text:p>
      <text:p text:style-name="P1"><text:tab/>struct node *temp=head;</text:p>
      <text:p text:style-name="P1"><text:tab/>do{</text:p>
      <text:p text:style-name="P1"><text:tab/><text:tab/>printf("%d\t",temp-&gt;data);</text:p>
      <text:p text:style-name="P1"><text:tab/><text:tab/>temp=temp-&gt;next;</text:p>
      <text:p text:style-name="P1"><text:tab/> <text:s/>}while(temp!=head);</text:p>
      <text:p text:style-name="P1">}</text:p>
      <text:p text:style-name="P1">struct node *insert_beg(struct node *head,int num)</text:p>
      <text:p text:style-name="P1">{</text:p>
      <text:p text:style-name="P1"><text:tab/>struct node *newnode,*temp;</text:p>
      <text:p text:style-name="P1"><text:tab/>newnode=(struct node*)malloc(sizeof(struct node));</text:p>
      <text:p text:style-name="P1"><text:tab/>newnode-&gt;data=num;</text:p>
      <text:p text:style-name="P1"><text:tab/>for(temp=head;temp-&gt;next!=head;temp=temp-&gt;next);</text:p>
      <text:p text:style-name="P1"><text:tab/>newnode-&gt;next=head;</text:p>
      <text:p text:style-name="P1"><text:tab/>head=newnode;</text:p>
      <text:p text:style-name="P1"><text:tab/>temp-&gt;next=head;</text:p>
      <text:p text:style-name="P1"><text:tab/>return head;</text:p>
      <text:p text:style-name="P1">}</text:p>
      <text:p text:style-name="P1">int main()</text:p>
      <text:p text:style-name="P1">{</text:p>
      <text:p text:style-name="P1"><text:tab/>struct node *head=NULL;</text:p>
      <text:p text:style-name="P1"><text:tab/>int num;</text:p>
      <text:p text:style-name="P1"><text:tab/>head=create(head);</text:p>
      <text:p text:style-name="P1"><text:tab/>printf("\n display before insert=");</text:p>
      <text:p text:style-name="P1"><text:tab/>display(head);</text:p>
      <text:p text:style-name="P1"><text:tab/>printf("\n enter value=");</text:p>
      <text:p text:style-name="P1"><text:tab/>scanf("%d",&amp;num);</text:p>
      <text:p text:style-name="P1"><text:tab/>head=insert_beg(head,num);</text:p>
      <text:p text:style-name="P1"><text:tab/>printf("\n display after insert=");</text:p>
      <text:p text:style-name="P1"><text:tab/>display(head);</text:p>
      <text:p text:style-name="P1"><text:tab/>return 0;</text:p>
      <text:p text:style-name="P1">}</text:p>
      <text:p text:style-name="P1"/>
      <text:p text:style-name="P1"/>
      <text:p text:style-name="P1"/>
      <text:h text:style-name="P2" text:outline-level="3"><text:soft-page-break/><text:span text:style-name="T2">14]</text:span> <text:span text:style-name="T4">S</text:span>ingly circular insert end.</text:h>
      <text:p text:style-name="P1">#include&lt;stdio.h&gt;</text:p>
      <text:p text:style-name="P1">#include&lt;stdlib.h&gt;</text:p>
      <text:p text:style-name="P1">struct node</text:p>
      <text:p text:style-name="P1">{</text:p>
      <text:p text:style-name="P1"><text:tab/>int data;</text:p>
      <text:p text:style-name="P1"><text:tab/>struct node *next;</text:p>
      <text:p text:style-name="P1">};</text:p>
      <text:p text:style-name="P1">struct node *create(struct node *head)</text:p>
      <text:p text:style-name="P1">{</text:p>
      <text:p text:style-name="P1"><text:tab/>struct node *newnode,*temp;</text:p>
      <text:p text:style-name="P1"><text:tab/>int i,n;</text:p>
      <text:p text:style-name="P1"><text:tab/>printf("enter limit=");</text:p>
      <text:p text:style-name="P1"><text:tab/>scanf("%d",&amp;n);</text:p>
      <text:p text:style-name="P1"><text:tab/>for(i=0;i&lt;n;i++)</text:p>
      <text:p text:style-name="P1"><text:tab/>{</text:p>
      <text:p text:style-name="P1"><text:tab/><text:tab/>newnode=(struct node*)malloc(sizeof(struct node));</text:p>
      <text:p text:style-name="P1"><text:tab/><text:tab/>printf("enter value=");</text:p>
      <text:p text:style-name="P1"><text:tab/><text:tab/>scanf("%d",&amp;newnode-&gt;data);</text:p>
      <text:p text:style-name="P1"><text:tab/><text:tab/>if(head==NULL)</text:p>
      <text:p text:style-name="P1"><text:tab/><text:tab/>{</text:p>
      <text:p text:style-name="P1"><text:tab/><text:tab/><text:tab/>head=temp=newnode;</text:p>
      <text:p text:style-name="P1"><text:tab/><text:tab/><text:tab/>newnode-&gt;next=head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temp-&gt;next=newnode;</text:p>
      <text:p text:style-name="P1"><text:tab/><text:tab/><text:tab/>temp=newnode;</text:p>
      <text:p text:style-name="P1"><text:tab/><text:tab/><text:tab/>newnode-&gt;next=head;</text:p>
      <text:p text:style-name="P1"><text:tab/><text:tab/>}</text:p>
      <text:p text:style-name="P1"><text:tab/>}</text:p>
      <text:p text:style-name="P1"><text:tab/>return head;</text:p>
      <text:p text:style-name="P1">}</text:p>
      <text:p text:style-name="P1">void display(struct node *head)</text:p>
      <text:p text:style-name="P1">{</text:p>
      <text:p text:style-name="P1"><text:tab/>struct node *temp=head;</text:p>
      <text:p text:style-name="P1"><text:tab/>do{</text:p>
      <text:p text:style-name="P1"><text:tab/><text:tab/>printf("%d\t",temp-&gt;data);</text:p>
      <text:p text:style-name="P1"><text:tab/><text:tab/>temp=temp-&gt;next;</text:p>
      <text:p text:style-name="P1"><text:tab/> <text:s/>}while(temp!=head);</text:p>
      <text:p text:style-name="P1">}</text:p>
      <text:p text:style-name="P1">struct node *insert_end(struct node *head,int num)</text:p>
      <text:p text:style-name="P1">{</text:p>
      <text:p text:style-name="P1"><text:tab/>struct node *newnode,*temp;</text:p>
      <text:p text:style-name="P1"><text:soft-page-break/><text:tab/>newnode=(struct node*)malloc(sizeof(struct node));</text:p>
      <text:p text:style-name="P1"><text:tab/>newnode-&gt;data=num;</text:p>
      <text:p text:style-name="P1"><text:tab/>for(temp=head;temp-&gt;next!=head;temp=temp-&gt;next);</text:p>
      <text:p text:style-name="P1"><text:tab/>temp-&gt;next=newnode;</text:p>
      <text:p text:style-name="P1"><text:tab/>newnode-&gt;next=head;</text:p>
      <text:p text:style-name="P1"><text:tab/>return head;</text:p>
      <text:p text:style-name="P1">}</text:p>
      <text:p text:style-name="P1">int main()</text:p>
      <text:p text:style-name="P1">{</text:p>
      <text:p text:style-name="P1"><text:tab/>struct node *head=NULL;</text:p>
      <text:p text:style-name="P1"><text:tab/>int num;</text:p>
      <text:p text:style-name="P1"><text:tab/>head=create(head);</text:p>
      <text:p text:style-name="P1"><text:tab/>printf("\n display before insert=");</text:p>
      <text:p text:style-name="P1"><text:tab/>display(head);</text:p>
      <text:p text:style-name="P1"><text:tab/>printf("\n enter value=");</text:p>
      <text:p text:style-name="P1"><text:tab/>scanf("%d",&amp;num);</text:p>
      <text:p text:style-name="P1"><text:tab/>head=insert_end(head,num);</text:p>
      <text:p text:style-name="P1"><text:tab/>printf("\n display after insert=");</text:p>
      <text:p text:style-name="P1"><text:tab/>display(head);</text:p>
      <text:p text:style-name="P1"><text:tab/>return 0;</text:p>
      <text:p text:style-name="P1">}</text:p>
      <text:p text:style-name="P1"/>
      <text:h text:style-name="P2" text:outline-level="3"><text:span text:style-name="T3">15]</text:span> <text:span text:style-name="T4">S</text:span>ingly circular insert middle.</text:h>
      <text:p text:style-name="P1">#include&lt;stdio.h&gt;</text:p>
      <text:p text:style-name="P1">#include&lt;stdlib.h&gt;</text:p>
      <text:p text:style-name="P1">struct node</text:p>
      <text:p text:style-name="P1">{</text:p>
      <text:p text:style-name="P1"><text:tab/>int data;</text:p>
      <text:p text:style-name="P1"><text:tab/>struct node *next;</text:p>
      <text:p text:style-name="P1">};</text:p>
      <text:p text:style-name="P1">struct node *create(struct node *head)</text:p>
      <text:p text:style-name="P1">{</text:p>
      <text:p text:style-name="P1"><text:tab/>struct node *newnode,*temp;</text:p>
      <text:p text:style-name="P1"><text:tab/>int i,n;</text:p>
      <text:p text:style-name="P1"><text:tab/>printf("emter limit=");</text:p>
      <text:p text:style-name="P1"><text:tab/>scanf("%d",&amp;n);</text:p>
      <text:p text:style-name="P1"><text:tab/>for(i=0;i&lt;n;i++)</text:p>
      <text:p text:style-name="P1"><text:tab/>{</text:p>
      <text:p text:style-name="P1"><text:tab/><text:tab/>newnode=(struct node*)malloc(sizeof(struct node));</text:p>
      <text:p text:style-name="P1"><text:tab/><text:tab/>printf("enter value=");</text:p>
      <text:p text:style-name="P1"><text:tab/><text:tab/>scanf("%d",&amp;newnode-&gt;data);</text:p>
      <text:p text:style-name="P1"><text:tab/><text:tab/>if(head==NULL)</text:p>
      <text:p text:style-name="P1"><text:tab/><text:tab/>{</text:p>
      <text:p text:style-name="P1"><text:tab/><text:tab/><text:tab/>head=temp=newnode;</text:p>
      <text:p text:style-name="P1"><text:soft-page-break/><text:tab/><text:tab/><text:tab/>newnode-&gt;next=head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temp-&gt;next=newnode;</text:p>
      <text:p text:style-name="P1"><text:tab/><text:tab/><text:tab/>temp=newnode;</text:p>
      <text:p text:style-name="P1"><text:tab/><text:tab/><text:tab/>newnode-&gt;next=head;</text:p>
      <text:p text:style-name="P1"><text:tab/><text:tab/>}</text:p>
      <text:p text:style-name="P1"><text:tab/>}</text:p>
      <text:p text:style-name="P1"><text:tab/>return head;</text:p>
      <text:p text:style-name="P1">}</text:p>
      <text:p text:style-name="P1">void display(struct node *head)</text:p>
      <text:p text:style-name="P1">{</text:p>
      <text:p text:style-name="P1"><text:tab/>struct node *temp=head;</text:p>
      <text:p text:style-name="P1"><text:tab/>do{</text:p>
      <text:p text:style-name="P1"><text:tab/><text:tab/> <text:s/>printf("%d\t",temp-&gt;data);</text:p>
      <text:p text:style-name="P1"><text:tab/><text:tab/> <text:s/>temp=temp-&gt;next;</text:p>
      <text:p text:style-name="P1"><text:tab/> <text:s/>}while(temp!=head);</text:p>
      <text:p text:style-name="P1">}</text:p>
      <text:p text:style-name="P1">struct node *insert_mid(struct node *head,int num,int pos)</text:p>
      <text:p text:style-name="P1">{</text:p>
      <text:p text:style-name="P1"><text:tab/>struct node *newnode,*temp;</text:p>
      <text:p text:style-name="P1"><text:tab/>int i;</text:p>
      <text:p text:style-name="P1"><text:tab/>newnode=(struct node*)malloc(sizeof(struct node));</text:p>
      <text:p text:style-name="P1"><text:tab/>newnode-&gt;data=num;</text:p>
      <text:p text:style-name="P1"><text:tab/>for(i=1,temp=head;i&lt;(pos-1) &amp;&amp; temp-&gt;next!=head;i++,temp=temp-&gt;next);</text:p>
      <text:p text:style-name="P1"><text:tab/>newnode-&gt;next=temp-&gt;next;</text:p>
      <text:p text:style-name="P1"><text:tab/>temp-&gt;next=newnode;</text:p>
      <text:p text:style-name="P1"><text:tab/>return head;</text:p>
      <text:p text:style-name="P1">}</text:p>
      <text:p text:style-name="P1">int main()</text:p>
      <text:p text:style-name="P1">{</text:p>
      <text:p text:style-name="P1"><text:tab/>struct node *head=NULL;</text:p>
      <text:p text:style-name="P1"><text:tab/>int num,pos;</text:p>
      <text:p text:style-name="P1"><text:tab/>head=create(head);</text:p>
      <text:p text:style-name="P1"><text:tab/>printf("\n display before insert=");</text:p>
      <text:p text:style-name="P1"><text:tab/>display(head);</text:p>
      <text:p text:style-name="P1"><text:tab/>printf("\n enter value=");</text:p>
      <text:p text:style-name="P1"><text:tab/>scanf("%d",&amp;num);</text:p>
      <text:p text:style-name="P1"><text:tab/>printf("\n enter position=");</text:p>
      <text:p text:style-name="P1"><text:tab/>scanf("%d",&amp;pos);</text:p>
      <text:p text:style-name="P1"><text:tab/>head=insert_mid(head,num,pos);</text:p>
      <text:p text:style-name="P1"><text:tab/>printf("\n display after insert=");</text:p>
      <text:p text:style-name="P1"><text:tab/>display(head);</text:p>
      <text:p text:style-name="P1"><text:tab/>return 0;</text:p>
      <text:p text:style-name="P1"><text:soft-page-break/>}</text:p>
      <text:p text:style-name="P1"/>
      <text:h text:style-name="P2" text:outline-level="3"><text:span text:style-name="T3">16]</text:span> <text:span text:style-name="T4">S</text:span>ingly circular linked list delete beginning.</text:h>
      <text:p text:style-name="P1">#include&lt;stdio.h&gt;</text:p>
      <text:p text:style-name="P1">#include&lt;stdlib.h&gt;</text:p>
      <text:p text:style-name="P1">struct node</text:p>
      <text:p text:style-name="P1">{</text:p>
      <text:p text:style-name="P1"><text:tab/>int data;</text:p>
      <text:p text:style-name="P1"><text:tab/>struct node *next;</text:p>
      <text:p text:style-name="P1">};</text:p>
      <text:p text:style-name="P1">struct node *create(struct node *head)</text:p>
      <text:p text:style-name="P1">{</text:p>
      <text:p text:style-name="P1"><text:tab/>struct node *newnode,*temp;</text:p>
      <text:p text:style-name="P1"><text:tab/>int i,n;</text:p>
      <text:p text:style-name="P1"><text:tab/>printf("enter limit=");</text:p>
      <text:p text:style-name="P1"><text:tab/>scanf("%d",&amp;n);</text:p>
      <text:p text:style-name="P1"><text:tab/>for(i=0;i&lt;n;i++)</text:p>
      <text:p text:style-name="P1"><text:tab/>{</text:p>
      <text:p text:style-name="P1"><text:tab/><text:tab/>newnode=(struct node*)malloc(sizeof(struct node));</text:p>
      <text:p text:style-name="P1"><text:tab/><text:tab/>printf("enter value=");</text:p>
      <text:p text:style-name="P1"><text:tab/><text:tab/>scanf("%d",&amp;newnode-&gt;data);</text:p>
      <text:p text:style-name="P1"><text:tab/><text:tab/>if(head==NULL)</text:p>
      <text:p text:style-name="P1"><text:tab/><text:tab/>{</text:p>
      <text:p text:style-name="P1"><text:tab/><text:tab/><text:tab/>head=temp=newnode;</text:p>
      <text:p text:style-name="P1"><text:tab/><text:tab/><text:tab/>newnode-&gt;next=head;</text:p>
      <text:p text:style-name="P1"><text:tab/><text:tab/>}</text:p>
      <text:p text:style-name="P1"><text:tab/><text:tab/>else</text:p>
      <text:p text:style-name="P1"><text:tab/><text:tab/>{</text:p>
      <text:p text:style-name="P1"><text:tab/><text:tab/>temp-&gt;next=newnode;</text:p>
      <text:p text:style-name="P1"><text:tab/><text:tab/>temp=newnode;</text:p>
      <text:p text:style-name="P1"><text:tab/><text:tab/>newnode-&gt;next=head;</text:p>
      <text:p text:style-name="P1"><text:tab/><text:tab/>}</text:p>
      <text:p text:style-name="P1"><text:tab/>}</text:p>
      <text:p text:style-name="P1"><text:tab/>return head;</text:p>
      <text:p text:style-name="P1">}</text:p>
      <text:p text:style-name="P1">void display(struct node *head)</text:p>
      <text:p text:style-name="P1">{</text:p>
      <text:p text:style-name="P1"><text:tab/>struct node *temp=head;</text:p>
      <text:p text:style-name="P1"><text:tab/>do{</text:p>
      <text:p text:style-name="P1"><text:tab/><text:tab/>printf("%d \t",temp-&gt;data);</text:p>
      <text:p text:style-name="P1"><text:tab/><text:tab/>temp=temp-&gt;next;</text:p>
      <text:p text:style-name="P1"><text:tab/>}while(temp!=head);</text:p>
      <text:p text:style-name="P1">}</text:p>
      <text:p text:style-name="P1">struct node *delete_beg(struct node *head)</text:p>
      <text:p text:style-name="P1"><text:soft-page-break/>{ </text:p>
      <text:p text:style-name="P1"><text:tab/>struct node *temp,*p;</text:p>
      <text:p text:style-name="P1"><text:s text:c="3"/>for(temp=head;temp-&gt;next!=head;temp=temp-&gt;next);</text:p>
      <text:p text:style-name="P1"><text:s text:c="4"/>p=head;</text:p>
      <text:p text:style-name="P1"><text:s text:c="4"/>head=p-&gt;next;</text:p>
      <text:p text:style-name="P1"><text:s text:c="4"/>temp-&gt;next=head;</text:p>
      <text:p text:style-name="P1"><text:s text:c="4"/>free(p);</text:p>
      <text:p text:style-name="P1"><text:s text:c="4"/>return head;</text:p>
      <text:p text:style-name="P1">}</text:p>
      <text:p text:style-name="P1">int main()</text:p>
      <text:p text:style-name="P1">{</text:p>
      <text:p text:style-name="P1"><text:tab/>struct node *head=NULL;</text:p>
      <text:p text:style-name="P1"><text:tab/>head=create(head);</text:p>
      <text:p text:style-name="P1"><text:tab/>printf("\n display before delete=");</text:p>
      <text:p text:style-name="P1"><text:tab/>display(head);</text:p>
      <text:p text:style-name="P1"><text:tab/>head=delete_beg(head);</text:p>
      <text:p text:style-name="P1"><text:tab/>printf("\n display after delete=");</text:p>
      <text:p text:style-name="P1"><text:tab/>display(head);</text:p>
      <text:p text:style-name="P1"><text:tab/>return 0;</text:p>
      <text:p text:style-name="P1">}</text:p>
      <text:p text:style-name="P1"/>
      <text:h text:style-name="P2" text:outline-level="3"><text:span text:style-name="T3">17]</text:span> <text:span text:style-name="T4">S</text:span>ingly linked list delete end.</text:h>
      <text:p text:style-name="P1">#include&lt;stdio.h&gt;</text:p>
      <text:p text:style-name="P1">#include&lt;stdlib.h&gt;</text:p>
      <text:p text:style-name="P1">struct node</text:p>
      <text:p text:style-name="P1">{</text:p>
      <text:p text:style-name="P1"><text:tab/>int data;</text:p>
      <text:p text:style-name="P1"><text:tab/>struct node *next;</text:p>
      <text:p text:style-name="P1">};</text:p>
      <text:p text:style-name="P1">struct node *create(struct node *head)</text:p>
      <text:p text:style-name="P1">{</text:p>
      <text:p text:style-name="P1"><text:tab/>int i,n;</text:p>
      <text:p text:style-name="P1"><text:tab/>struct node *newnode,*temp;</text:p>
      <text:p text:style-name="P1"><text:tab/>printf("enter limit=");</text:p>
      <text:p text:style-name="P1"><text:tab/>scanf("%d",&amp;n);</text:p>
      <text:p text:style-name="P1"><text:tab/>for(i=0;i&lt;n;i++)</text:p>
      <text:p text:style-name="P1"><text:tab/>{</text:p>
      <text:p text:style-name="P1"><text:tab/><text:tab/>newnode=(struct node*)malloc(sizeof(struct node));</text:p>
      <text:p text:style-name="P1"><text:tab/><text:tab/>printf("enter value=");</text:p>
      <text:p text:style-name="P1"><text:tab/><text:tab/>scanf("%d",&amp;newnode-&gt;data);</text:p>
      <text:p text:style-name="P1"><text:tab/><text:tab/>if(head==NULL)</text:p>
      <text:p text:style-name="P1"><text:tab/><text:tab/>{</text:p>
      <text:p text:style-name="P1"><text:tab/><text:tab/><text:tab/>head=temp=newnode;</text:p>
      <text:p text:style-name="P1"><text:tab/><text:tab/><text:tab/>newnode-&gt;next=head;</text:p>
      <text:p text:style-name="P1"><text:soft-page-break/><text:tab/><text:tab/>}</text:p>
      <text:p text:style-name="P1"><text:tab/><text:tab/>else</text:p>
      <text:p text:style-name="P1"><text:tab/><text:tab/>{</text:p>
      <text:p text:style-name="P1"><text:tab/><text:tab/><text:tab/>temp-&gt;next=newnode;</text:p>
      <text:p text:style-name="P1"><text:tab/><text:tab/><text:tab/>temp=newnode;</text:p>
      <text:p text:style-name="P1"><text:tab/><text:tab/><text:tab/>newnode-&gt;next=head;</text:p>
      <text:p text:style-name="P1"><text:tab/><text:tab/>}</text:p>
      <text:p text:style-name="P1"><text:tab/>}</text:p>
      <text:p text:style-name="P1"><text:tab/>return head;</text:p>
      <text:p text:style-name="P1">}</text:p>
      <text:p text:style-name="P1">void display(struct node *head)</text:p>
      <text:p text:style-name="P1">{</text:p>
      <text:p text:style-name="P1"><text:tab/>struct node *temp=head;</text:p>
      <text:p text:style-name="P1"><text:tab/>do{</text:p>
      <text:p text:style-name="P1"><text:tab/><text:tab/>printf("%d \t",temp-&gt;data);</text:p>
      <text:p text:style-name="P1"><text:tab/><text:tab/>temp=temp-&gt;next;</text:p>
      <text:p text:style-name="P1"><text:tab/> <text:s/>}while(temp!=head);</text:p>
      <text:p text:style-name="P1">}</text:p>
      <text:p text:style-name="P1">struct node *delete_end(struct node *head)</text:p>
      <text:p text:style-name="P1">{</text:p>
      <text:p text:style-name="P1"><text:tab/>struct node *p,*temp;</text:p>
      <text:p text:style-name="P1"><text:tab/>for(temp=head;temp-&gt;next-&gt;next!=head;temp=temp-&gt;next);</text:p>
      <text:p text:style-name="P1"><text:tab/>p=temp-&gt;next;</text:p>
      <text:p text:style-name="P1"><text:tab/>temp-&gt;next=head;</text:p>
      <text:p text:style-name="P1"><text:tab/>free(p);</text:p>
      <text:p text:style-name="P1"><text:tab/>return head;</text:p>
      <text:p text:style-name="P1">}</text:p>
      <text:p text:style-name="P1">int main()</text:p>
      <text:p text:style-name="P1">{</text:p>
      <text:p text:style-name="P1"><text:tab/>struct node *head=NULL;</text:p>
      <text:p text:style-name="P1"><text:tab/>head=create(head);</text:p>
      <text:p text:style-name="P1"><text:tab/>printf("\n display before delete=");</text:p>
      <text:p text:style-name="P1"><text:tab/>display(head);</text:p>
      <text:p text:style-name="P1"><text:tab/>head=delete_end(head);</text:p>
      <text:p text:style-name="P1"><text:tab/>printf("\n display after delete=");</text:p>
      <text:p text:style-name="P1"><text:tab/>display(head);</text:p>
      <text:p text:style-name="P1"><text:tab/>return 0;</text:p>
      <text:p text:style-name="P1">}</text:p>
      <text:p text:style-name="P1"/>
      <text:p text:style-name="P1"/>
      <text:p text:style-name="P1"/>
      <text:p text:style-name="P1"/>
      <text:p text:style-name="P1"/>
      <text:h text:style-name="P2" text:outline-level="3"><text:soft-page-break/><text:span text:style-name="T3">18] </text:span><text:span text:style-name="T4">S</text:span>ingly circular delete middle.</text:h>
      <text:p text:style-name="P1">#include&lt;stdio.h&gt;</text:p>
      <text:p text:style-name="P1">#include&lt;stdlib.h&gt;</text:p>
      <text:p text:style-name="P1">struct node</text:p>
      <text:p text:style-name="P1">{</text:p>
      <text:p text:style-name="P1"><text:tab/>int data;</text:p>
      <text:p text:style-name="P1"><text:tab/>struct node *next;</text:p>
      <text:p text:style-name="P1">};</text:p>
      <text:p text:style-name="P1">struct node *create(struct node *head)</text:p>
      <text:p text:style-name="P1">{</text:p>
      <text:p text:style-name="P1"><text:tab/>int i,n;</text:p>
      <text:p text:style-name="P1"><text:tab/>struct node *newnode,*temp;</text:p>
      <text:p text:style-name="P1"><text:tab/>printf("enter limit=");</text:p>
      <text:p text:style-name="P1"><text:tab/>scanf("%d",&amp;n);</text:p>
      <text:p text:style-name="P1"><text:tab/>for(i=0;i&lt;n;i++)</text:p>
      <text:p text:style-name="P1"><text:tab/>{</text:p>
      <text:p text:style-name="P1"><text:tab/><text:tab/>newnode=(struct node*)malloc(sizeof(struct node));</text:p>
      <text:p text:style-name="P1"><text:tab/><text:tab/>printf("enter value=");</text:p>
      <text:p text:style-name="P1"><text:tab/><text:tab/>scanf("%d",&amp;newnode-&gt;data);</text:p>
      <text:p text:style-name="P1"><text:tab/><text:tab/>if(head==NULL)</text:p>
      <text:p text:style-name="P1"><text:tab/><text:tab/>{</text:p>
      <text:p text:style-name="P1"><text:tab/><text:tab/><text:tab/>head=temp=newnode;</text:p>
      <text:p text:style-name="P1"><text:tab/><text:tab/><text:tab/>newnode-&gt;next=head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temp-&gt;next=newnode;</text:p>
      <text:p text:style-name="P1"><text:tab/><text:tab/><text:tab/>temp=newnode;</text:p>
      <text:p text:style-name="P1"><text:tab/><text:tab/><text:tab/>newnode-&gt;next=head;</text:p>
      <text:p text:style-name="P1"><text:tab/><text:tab/>}</text:p>
      <text:p text:style-name="P1"><text:tab/>}</text:p>
      <text:p text:style-name="P1"><text:tab/>return head;</text:p>
      <text:p text:style-name="P1">}</text:p>
      <text:p text:style-name="P1">void display(struct node *head)</text:p>
      <text:p text:style-name="P1">{</text:p>
      <text:p text:style-name="P1"><text:tab/>struct node *temp=head;</text:p>
      <text:p text:style-name="P1"><text:tab/>do{</text:p>
      <text:p text:style-name="P1"><text:tab/><text:tab/>printf("%d \t",temp-&gt;data);</text:p>
      <text:p text:style-name="P1"><text:tab/><text:tab/>temp=temp-&gt;next;</text:p>
      <text:p text:style-name="P1"><text:tab/> <text:s/>}while(temp!=head);</text:p>
      <text:p text:style-name="P1">}</text:p>
      <text:p text:style-name="P1">struct node *delete_mid(struct node *head,int pos)</text:p>
      <text:p text:style-name="P1">{</text:p>
      <text:p text:style-name="P1"><text:tab/>struct node *p,*temp;</text:p>
      <text:p text:style-name="P1"><text:soft-page-break/><text:tab/>int i;</text:p>
      <text:p text:style-name="P1"><text:tab/>for(i=1,temp=head;i&lt;(pos-1) &amp;&amp; temp-&gt;next!=head;i++,temp=temp-&gt;next);</text:p>
      <text:p text:style-name="P1"><text:tab/>p=temp-&gt;next;</text:p>
      <text:p text:style-name="P1"><text:tab/>temp-&gt;next=p-&gt;next;</text:p>
      <text:p text:style-name="P1"><text:tab/>free(p);</text:p>
      <text:p text:style-name="P1"><text:tab/>return head;</text:p>
      <text:p text:style-name="P1">}</text:p>
      <text:p text:style-name="P1">int main()</text:p>
      <text:p text:style-name="P1">{</text:p>
      <text:p text:style-name="P1"><text:tab/>struct node *head=NULL;</text:p>
      <text:p text:style-name="P1"><text:tab/>int pos;</text:p>
      <text:p text:style-name="P1"><text:tab/>head=create(head);</text:p>
      <text:p text:style-name="P1"><text:tab/>printf("\n display before delete=");</text:p>
      <text:p text:style-name="P1"><text:tab/>display(head);</text:p>
      <text:p text:style-name="P1"><text:tab/>printf("\n enter position=");</text:p>
      <text:p text:style-name="P1"><text:tab/>scanf("%d",&amp;pos);</text:p>
      <text:p text:style-name="P1"><text:tab/>head=delete_mid(head,pos);</text:p>
      <text:p text:style-name="P1"><text:tab/>printf("\n display after delete=");</text:p>
      <text:p text:style-name="P1"><text:tab/>display(head);</text:p>
      <text:p text:style-name="P1"><text:tab/>return 0;</text:p>
      <text:p text:style-name="P1">}</text:p>
      <text:p text:style-name="P1"/>
      <text:h text:style-name="P2" text:outline-level="3"><text:span text:style-name="T3">19]</text:span> <text:span text:style-name="T4">S</text:span>ingly circular linked list menu driven insert and delete .</text:h>
      <text:p text:style-name="P1">#include&lt;stdio.h&gt;</text:p>
      <text:p text:style-name="P1">#include&lt;stdlib.h&gt;</text:p>
      <text:p text:style-name="P1">struct node</text:p>
      <text:p text:style-name="P1">{</text:p>
      <text:p text:style-name="P1"><text:tab/>int data;</text:p>
      <text:p text:style-name="P1"><text:tab/>struct node *next;</text:p>
      <text:p text:style-name="P1">};</text:p>
      <text:p text:style-name="P1">struct node *create(struct node *head)</text:p>
      <text:p text:style-name="P1">{</text:p>
      <text:p text:style-name="P1"><text:tab/>struct node *newnode,*temp;</text:p>
      <text:p text:style-name="P1"><text:tab/>int i,n;</text:p>
      <text:p text:style-name="P1"><text:tab/>printf("enter limit=");</text:p>
      <text:p text:style-name="P1"><text:tab/>scanf("%d",&amp;n);</text:p>
      <text:p text:style-name="P1"><text:tab/>for(i=0;i&lt;n;i++)</text:p>
      <text:p text:style-name="P1"><text:tab/>{</text:p>
      <text:p text:style-name="P1"><text:tab/><text:tab/>newnode=(struct node*)malloc(sizeof(struct node));</text:p>
      <text:p text:style-name="P1"><text:tab/><text:tab/>printf("enter value=");</text:p>
      <text:p text:style-name="P1"><text:tab/><text:tab/>scanf("%d",&amp;newnode-&gt;data);</text:p>
      <text:p text:style-name="P1"><text:tab/><text:tab/>if(head==NULL)</text:p>
      <text:p text:style-name="P1"><text:tab/><text:tab/>{</text:p>
      <text:p text:style-name="P1"><text:tab/><text:tab/><text:tab/>head=temp=newnode;</text:p>
      <text:p text:style-name="P1"><text:soft-page-break/><text:tab/><text:tab/><text:tab/>newnode-&gt;next=head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temp-&gt;next=newnode;</text:p>
      <text:p text:style-name="P1"><text:tab/><text:tab/><text:tab/>temp=newnode;</text:p>
      <text:p text:style-name="P1"><text:tab/><text:tab/><text:tab/>newnode-&gt;next=head;</text:p>
      <text:p text:style-name="P1"><text:tab/><text:tab/>}</text:p>
      <text:p text:style-name="P1"><text:tab/>}</text:p>
      <text:p text:style-name="P1"><text:tab/>return head;</text:p>
      <text:p text:style-name="P1">}</text:p>
      <text:p text:style-name="P1">void display(struct node *head)</text:p>
      <text:p text:style-name="P1">{</text:p>
      <text:p text:style-name="P1"><text:tab/>struct node *temp=head;</text:p>
      <text:p text:style-name="P1"><text:tab/>do{</text:p>
      <text:p text:style-name="P1"><text:tab/><text:tab/>printf("%d \t",temp-&gt;data);</text:p>
      <text:p text:style-name="P1"><text:tab/><text:tab/>temp=temp-&gt;next;</text:p>
      <text:p text:style-name="P1"><text:tab/> <text:s/>}while(temp!=head);</text:p>
      <text:p text:style-name="P1">}</text:p>
      <text:p text:style-name="P1">struct node *insert_beg(struct node *head,int num)</text:p>
      <text:p text:style-name="P1">{</text:p>
      <text:p text:style-name="P1"><text:tab/>struct node *newnode,*temp;</text:p>
      <text:p text:style-name="P1"><text:tab/>newnode=(struct node*)malloc(sizeof(struct node));</text:p>
      <text:p text:style-name="P1"><text:tab/>newnode-&gt;data=num;</text:p>
      <text:p text:style-name="P1"><text:tab/>for(temp=head;temp-&gt;next!=head;temp=temp-&gt;next);</text:p>
      <text:p text:style-name="P1"><text:tab/>newnode-&gt;next=head;</text:p>
      <text:p text:style-name="P1"><text:tab/>head=newnode;</text:p>
      <text:p text:style-name="P1"><text:tab/>temp-&gt;next=head;</text:p>
      <text:p text:style-name="P1"><text:tab/>return head;</text:p>
      <text:p text:style-name="P1">}</text:p>
      <text:p text:style-name="P1">struct node *insert_end(struct node *head,int num)</text:p>
      <text:p text:style-name="P1">{</text:p>
      <text:p text:style-name="P1"><text:tab/>struct node *newnode,*temp;</text:p>
      <text:p text:style-name="P1"><text:tab/>newnode=(struct node*)malloc(sizeof(struct node));</text:p>
      <text:p text:style-name="P1"><text:tab/>newnode-&gt;data=num;</text:p>
      <text:p text:style-name="P1"><text:tab/>for(temp=head;temp-&gt;next!=head;temp=temp-&gt;next);</text:p>
      <text:p text:style-name="P1"><text:tab/>temp-&gt;next=newnode;</text:p>
      <text:p text:style-name="P1"><text:tab/>temp=newnode;</text:p>
      <text:p text:style-name="P1"><text:tab/>temp-&gt;next=head;</text:p>
      <text:p text:style-name="P1"><text:tab/>return head;</text:p>
      <text:p text:style-name="P1">}</text:p>
      <text:p text:style-name="P1">struct node *insert_mid(struct node *head,int num,int pos)</text:p>
      <text:p text:style-name="P1">{</text:p>
      <text:p text:style-name="P1"><text:s text:c="4"/>struct node *newnode,*temp;</text:p>
      <text:p text:style-name="P1"><text:s text:c="4"/>int i;</text:p>
      <text:p text:style-name="P1"><text:soft-page-break/><text:s text:c="4"/>newnode=(struct node*)malloc(sizeof(struct node));</text:p>
      <text:p text:style-name="P1"><text:s text:c="4"/>newnode-&gt;data=num;</text:p>
      <text:p text:style-name="P1"><text:s text:c="4"/>for(i=1,temp=head;i&lt;(pos-1) &amp;&amp; temp-&gt;next!=head;i++,temp=temp-&gt;next);</text:p>
      <text:p text:style-name="P1"><text:s text:c="4"/>newnode-&gt;next=temp-&gt;next;</text:p>
      <text:p text:style-name="P1"><text:s text:c="4"/>temp-&gt;next=newnode;</text:p>
      <text:p text:style-name="P1"><text:s text:c="4"/>return head;</text:p>
      <text:p text:style-name="P1">}</text:p>
      <text:p text:style-name="P1">struct node *delete_beg(struct node *head)</text:p>
      <text:p text:style-name="P1">{</text:p>
      <text:p text:style-name="P1"><text:tab/>struct node *p,*temp;</text:p>
      <text:p text:style-name="P1"><text:tab/>for(temp=head;temp-&gt;next!=head;temp=temp-&gt;next);</text:p>
      <text:p text:style-name="P1"><text:tab/>p=head;</text:p>
      <text:p text:style-name="P1"><text:tab/>head=head-&gt;next;</text:p>
      <text:p text:style-name="P1"><text:tab/>temp-&gt;next=head;</text:p>
      <text:p text:style-name="P1"><text:tab/>free(p);</text:p>
      <text:p text:style-name="P1"><text:tab/>return head;</text:p>
      <text:p text:style-name="P1">}</text:p>
      <text:p text:style-name="P1">struct node *delete_end(struct node *head)</text:p>
      <text:p text:style-name="P1">{</text:p>
      <text:p text:style-name="P1"><text:tab/>struct node *p,*temp;</text:p>
      <text:p text:style-name="P1"><text:tab/>for(temp=head;temp-&gt;next-&gt;next!=head;temp=temp-&gt;next);</text:p>
      <text:p text:style-name="P1"><text:tab/>p=temp-&gt;next;</text:p>
      <text:p text:style-name="P1"><text:tab/>temp-&gt;next=head;</text:p>
      <text:p text:style-name="P1"><text:tab/>free(p);</text:p>
      <text:p text:style-name="P1"><text:tab/>return head;</text:p>
      <text:p text:style-name="P1">}</text:p>
      <text:p text:style-name="P1">struct node *delete_mid(struct node *head,int pos)</text:p>
      <text:p text:style-name="P1">{</text:p>
      <text:p text:style-name="P1"><text:tab/>struct node *p,*temp;</text:p>
      <text:p text:style-name="P1"><text:tab/>int i;</text:p>
      <text:p text:style-name="P1"><text:tab/>for(i=1,temp=head;i&lt;(pos-1) &amp;&amp; temp-&gt;next!=head;i++,temp=temp-&gt;next);</text:p>
      <text:p text:style-name="P1"><text:tab/>temp-&gt;next=p-&gt;next;</text:p>
      <text:p text:style-name="P1"><text:tab/>free(p);</text:p>
      <text:p text:style-name="P1"><text:tab/>return head;</text:p>
      <text:p text:style-name="P1">}</text:p>
      <text:p text:style-name="P1">int main()</text:p>
      <text:p text:style-name="P1">{</text:p>
      <text:p text:style-name="P1"><text:tab/>struct node *head=NULL;</text:p>
      <text:p text:style-name="P1"><text:tab/><text:tab/>int num,pos,ch;</text:p>
      <text:p text:style-name="P1"><text:tab/><text:tab/>do{</text:p>
      <text:p text:style-name="P1"><text:tab/><text:tab/><text:tab/>printf("\n 1:create \n 2:insert_beg \n 3:insert_end \n 4:insert_mid");</text:p>
      <text:p text:style-name="P1"><text:tab/><text:tab/><text:tab/>printf("\n 5:delete_beg \n 6:delete_end \n 7:delete_mid");</text:p>
      <text:p text:style-name="P1"><text:tab/><text:tab/><text:tab/>printf("\n enter choice=");</text:p>
      <text:p text:style-name="P1"><text:tab/><text:tab/><text:tab/>scanf("%d",&amp;ch);</text:p>
      <text:p text:style-name="P1"><text:soft-page-break/><text:tab/><text:tab/><text:tab/>switch(ch)</text:p>
      <text:p text:style-name="P1"><text:tab/><text:tab/><text:tab/>{</text:p>
      <text:p text:style-name="P1"><text:tab/><text:tab/><text:tab/><text:tab/>case 1:head=create(head);</text:p>
      <text:p text:style-name="P1"><text:tab/><text:tab/><text:tab/><text:tab/> <text:s text:c="6"/>display(head);</text:p>
      <text:p text:style-name="P1"><text:tab/><text:tab/><text:tab/><text:tab/><text:tab/> <text:s text:c="2"/>break;</text:p>
      <text:p text:style-name="P1"><text:tab/><text:tab/><text:tab/> <text:s text:c="3"/>case 2:printf("enter value=");</text:p>
      <text:p text:style-name="P1"><text:tab/><text:tab/><text:tab/><text:tab/> <text:s text:c="6"/>scanf("%de",&amp;num);</text:p>
      <text:p text:style-name="P1"><text:tab/><text:tab/><text:tab/><text:tab/><text:tab/> <text:s text:c="2"/>head=insert_beg(head,num);</text:p>
      <text:p text:style-name="P1"><text:tab/><text:tab/><text:tab/><text:tab/><text:tab/> <text:s text:c="2"/>display(head);</text:p>
      <text:p text:style-name="P1"><text:tab/><text:tab/><text:tab/><text:tab/><text:tab/> <text:s text:c="2"/>break;</text:p>
      <text:p text:style-name="P1"><text:tab/><text:tab/><text:tab/><text:tab/>case 3:printf("enter value=");</text:p>
      <text:p text:style-name="P1"><text:tab/><text:tab/><text:tab/><text:tab/> <text:s text:c="6"/>scanf("%d",&amp;num);</text:p>
      <text:p text:style-name="P1"><text:tab/><text:tab/><text:tab/><text:tab/><text:tab/> <text:s text:c="2"/>head=insert_end(head,num);</text:p>
      <text:p text:style-name="P1"><text:tab/><text:tab/><text:tab/><text:tab/><text:tab/> <text:s text:c="2"/>display(head);</text:p>
      <text:p text:style-name="P1"><text:tab/><text:tab/><text:tab/><text:tab/><text:tab/> <text:s text:c="2"/>break;</text:p>
      <text:p text:style-name="P1"><text:tab/><text:tab/><text:tab/><text:tab/>case 4:printf("enter value=");</text:p>
      <text:p text:style-name="P1"><text:tab/><text:tab/><text:tab/><text:tab/> <text:s text:c="6"/>scanf("%d",&amp;num);</text:p>
      <text:p text:style-name="P1"><text:tab/><text:tab/><text:tab/><text:tab/><text:tab/> <text:s text:c="2"/>printf("\n enter position=");</text:p>
      <text:p text:style-name="P1"><text:tab/><text:tab/><text:tab/><text:tab/><text:tab/> <text:s text:c="2"/>scanf("%d",&amp;pos);</text:p>
      <text:p text:style-name="P1"><text:tab/><text:tab/><text:tab/><text:tab/><text:tab/> <text:s text:c="2"/>head=insert_mid(head,num,pos);</text:p>
      <text:p text:style-name="P1"><text:tab/><text:tab/><text:tab/><text:tab/><text:tab/> <text:s text:c="2"/>display(head);</text:p>
      <text:p text:style-name="P1"><text:tab/><text:tab/><text:tab/><text:tab/><text:tab/> <text:s text:c="2"/>break;</text:p>
      <text:p text:style-name="P1"><text:tab/><text:tab/><text:tab/><text:tab/>case 5:head=delete_beg(head);</text:p>
      <text:p text:style-name="P1"><text:tab/><text:tab/><text:tab/><text:tab/> <text:s text:c="6"/>display(head);</text:p>
      <text:p text:style-name="P1"><text:tab/><text:tab/><text:tab/><text:tab/><text:tab/> <text:s text:c="2"/>break;</text:p>
      <text:p text:style-name="P1"><text:tab/><text:tab/><text:tab/><text:tab/>case 6:head=delete_end(head);</text:p>
      <text:p text:style-name="P1"><text:tab/><text:tab/><text:tab/><text:tab/> <text:s text:c="6"/>display(head);</text:p>
      <text:p text:style-name="P1"><text:tab/><text:tab/><text:tab/><text:tab/><text:tab/> <text:s text:c="2"/>break;</text:p>
      <text:p text:style-name="P1"><text:s text:c="16"/>case 7:printf("\n enter position=");</text:p>
      <text:p text:style-name="P1"><text:tab/><text:tab/><text:tab/><text:tab/><text:tab/> <text:s text:c="2"/>scanf("%d",&amp;pos);</text:p>
      <text:p text:style-name="P1"><text:tab/><text:tab/><text:tab/><text:tab/><text:tab/> <text:s text:c="2"/>head=delete_mid(head,pos);</text:p>
      <text:p text:style-name="P1"><text:tab/><text:tab/><text:tab/><text:tab/><text:tab/> <text:s text:c="2"/>display(head);</text:p>
      <text:p text:style-name="P1"><text:tab/><text:tab/><text:tab/><text:tab/><text:tab/> <text:s text:c="2"/>break;</text:p>
      <text:p text:style-name="P1"><text:tab/><text:tab/><text:tab/> <text:s text:c="2"/>default:printf("invalid choice....."); </text:p>
      <text:p text:style-name="P1"><text:tab/><text:tab/><text:tab/>}</text:p>
      <text:p text:style-name="P1"><text:tab/><text:tab/>}while(ch&lt;8);</text:p>
      <text:p text:style-name="P1"><text:tab/><text:tab/>return 0;</text:p>
      <text:p text:style-name="P1">}</text:p>
      <text:p text:style-name="P1"/>
      <text:p text:style-name="P1"/>
      <text:p text:style-name="P1"/>
      <text:p text:style-name="P1"/>
      <text:p text:style-name="P1"/>
      <text:h text:style-name="P2" text:outline-level="3"><text:soft-page-break/><text:span text:style-name="T3">20]</text:span> <text:span text:style-name="T4">S</text:span>ingly and circular menu driven all insert an delete.</text:h>
      <text:p text:style-name="P1">#include&lt;stdio.h&gt;</text:p>
      <text:p text:style-name="P1">#include&lt;stdlib.h&gt;</text:p>
      <text:p text:style-name="P1">struct node </text:p>
      <text:p text:style-name="P1">{</text:p>
      <text:p text:style-name="P1"><text:tab/>int data;</text:p>
      <text:p text:style-name="P1"><text:tab/>struct node *next;</text:p>
      <text:p text:style-name="P1">};</text:p>
      <text:p text:style-name="P1">struct node *creates(struct node *head)</text:p>
      <text:p text:style-name="P1">{</text:p>
      <text:p text:style-name="P1"><text:tab/>int i,n;</text:p>
      <text:p text:style-name="P1"><text:tab/>struct node *newnode,*temp;</text:p>
      <text:p text:style-name="P1"><text:tab/>printf("enter limit=");</text:p>
      <text:p text:style-name="P1"><text:tab/>scanf("%d",&amp;n);</text:p>
      <text:p text:style-name="P1"><text:tab/>for(i=0;i&lt;n;i++)</text:p>
      <text:p text:style-name="P1"><text:tab/>{</text:p>
      <text:p text:style-name="P1"><text:tab/><text:tab/>newnode=(struct node*)malloc(sizeof(struct node));</text:p>
      <text:p text:style-name="P1"><text:tab/><text:tab/>printf("enter value=");</text:p>
      <text:p text:style-name="P1"><text:tab/><text:tab/>scanf("%d",&amp;newnode-&gt;data);</text:p>
      <text:p text:style-name="P1"><text:tab/><text:tab/>newnode-&gt;next=NULL;</text:p>
      <text:p text:style-name="P1"><text:tab/><text:tab/>if(head==NULL)</text:p>
      <text:p text:style-name="P1"><text:tab/><text:tab/>{</text:p>
      <text:p text:style-name="P1"><text:tab/><text:tab/><text:tab/>head=temp=newnode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temp-&gt;next=newnode;</text:p>
      <text:p text:style-name="P1"><text:tab/><text:tab/><text:tab/>temp=newnode;</text:p>
      <text:p text:style-name="P1"><text:tab/><text:tab/>}</text:p>
      <text:p text:style-name="P1"><text:tab/>}</text:p>
      <text:p text:style-name="P1"><text:tab/>return head;</text:p>
      <text:p text:style-name="P1">}</text:p>
      <text:p text:style-name="P1">struct node *createc(struct node *head)</text:p>
      <text:p text:style-name="P1">{</text:p>
      <text:p text:style-name="P1"><text:tab/>struct node *newnode,*temp;</text:p>
      <text:p text:style-name="P1"><text:s text:c="4"/>int i,n;</text:p>
      <text:p text:style-name="P1"><text:tab/>printf("enter limit=");</text:p>
      <text:p text:style-name="P1"><text:tab/>scanf("%d",&amp;n);</text:p>
      <text:p text:style-name="P1"><text:tab/>for(i=0;i&lt;n;i++)</text:p>
      <text:p text:style-name="P1"><text:tab/>{</text:p>
      <text:p text:style-name="P1"><text:tab/><text:tab/>newnode=(struct node*)malloc(sizeof(struct node));</text:p>
      <text:p text:style-name="P1"><text:tab/><text:tab/>printf("enter value=");</text:p>
      <text:p text:style-name="P1"><text:tab/><text:tab/>scanf("%d",&amp;newnode-&gt;data);</text:p>
      <text:p text:style-name="P1"><text:tab/><text:tab/>if(head==NULL)</text:p>
      <text:p text:style-name="P1"><text:soft-page-break/><text:tab/><text:tab/>{</text:p>
      <text:p text:style-name="P1"><text:tab/><text:tab/><text:tab/>head=temp=newnode;</text:p>
      <text:p text:style-name="P1"><text:tab/><text:tab/><text:tab/>newnode-&gt;next=head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temp-&gt;next=newnode;</text:p>
      <text:p text:style-name="P1"><text:tab/><text:tab/><text:tab/>temp=newnode;</text:p>
      <text:p text:style-name="P1"><text:tab/><text:tab/><text:tab/>newnode-&gt;next=head;</text:p>
      <text:p text:style-name="P1"><text:tab/><text:tab/>}</text:p>
      <text:p text:style-name="P1"><text:tab/>}</text:p>
      <text:p text:style-name="P1"><text:tab/>return head;</text:p>
      <text:p text:style-name="P1">}</text:p>
      <text:p text:style-name="P1">void displays(struct node *head)</text:p>
      <text:p text:style-name="P1">{</text:p>
      <text:p text:style-name="P1"><text:tab/>struct node *temp=head;</text:p>
      <text:p text:style-name="P1"><text:tab/>while(temp!=NULL)</text:p>
      <text:p text:style-name="P1"><text:tab/>{</text:p>
      <text:p text:style-name="P1"><text:tab/><text:tab/>printf("%d \t",temp-&gt;data);</text:p>
      <text:p text:style-name="P1"><text:tab/><text:tab/>temp=temp-&gt;next;</text:p>
      <text:p text:style-name="P1"><text:tab/>}</text:p>
      <text:p text:style-name="P1">}</text:p>
      <text:p text:style-name="P1">void displayc(struct node *head)</text:p>
      <text:p text:style-name="P1">{</text:p>
      <text:p text:style-name="P1"><text:tab/>struct node *temp=head;</text:p>
      <text:p text:style-name="P1"><text:tab/>do{</text:p>
      <text:p text:style-name="P1"><text:tab/><text:tab/>printf("%d \t",temp-&gt;data);</text:p>
      <text:p text:style-name="P1"><text:tab/><text:tab/>temp=temp-&gt;next;</text:p>
      <text:p text:style-name="P1"><text:tab/> <text:s/>}while(temp!=head);</text:p>
      <text:p text:style-name="P1">}</text:p>
      <text:p text:style-name="P1">struct node *insert_begs(struct node *head,int num)</text:p>
      <text:p text:style-name="P1">{</text:p>
      <text:p text:style-name="P1"><text:tab/>struct node *newnode;</text:p>
      <text:p text:style-name="P1"><text:tab/>newnode=(struct node*)malloc(sizeof(struct node));</text:p>
      <text:p text:style-name="P1"><text:tab/>newnode-&gt;data=num;</text:p>
      <text:p text:style-name="P1"><text:tab/>newnode-&gt;next=head;</text:p>
      <text:p text:style-name="P1"><text:tab/>head=newnode;</text:p>
      <text:p text:style-name="P1"><text:tab/>return head;</text:p>
      <text:p text:style-name="P1">}</text:p>
      <text:p text:style-name="P1">struct node *insert_ends(struct node *head,int num)</text:p>
      <text:p text:style-name="P1">{</text:p>
      <text:p text:style-name="P1"><text:tab/>struct node *newnode,*temp;</text:p>
      <text:p text:style-name="P1"><text:tab/>newnode=(struct node*)malloc(sizeof(struct node));</text:p>
      <text:p text:style-name="P1"><text:tab/>newnode-&gt;data=num;</text:p>
      <text:p text:style-name="P1"><text:tab/>for(temp=head;temp-&gt;next!=NULL;temp=temp-&gt;next);</text:p>
      <text:p text:style-name="P1"><text:soft-page-break/><text:tab/>temp-&gt;next=newnode;</text:p>
      <text:p text:style-name="P1"><text:tab/>newnode-&gt;next=NULL;</text:p>
      <text:p text:style-name="P1"><text:tab/>return head;</text:p>
      <text:p text:style-name="P1">}</text:p>
      <text:p text:style-name="P1">struct node *insert_mids(struct node *head,int num,int pos)</text:p>
      <text:p text:style-name="P1">{</text:p>
      <text:p text:style-name="P1"><text:tab/>struct node *newnode,*temp;</text:p>
      <text:p text:style-name="P1"><text:tab/>int i;</text:p>
      <text:p text:style-name="P1"><text:tab/>newnode=(struct node*)malloc(sizeof(struct node));</text:p>
      <text:p text:style-name="P1"><text:tab/>newnode-&gt;data=num;</text:p>
      <text:p text:style-name="P1"><text:tab/>for(i=1,temp=head;i&lt;(pos-1) &amp;&amp; temp-&gt;next!=NULL;i++,temp=temp-&gt;next);</text:p>
      <text:p text:style-name="P1"><text:tab/>newnode-&gt;next=temp-&gt;next;</text:p>
      <text:p text:style-name="P1"><text:tab/>temp-&gt;next=newnode;</text:p>
      <text:p text:style-name="P1"><text:tab/>return head;</text:p>
      <text:p text:style-name="P1">}</text:p>
      <text:p text:style-name="P1">struct node *delete_begs(struct node *head)</text:p>
      <text:p text:style-name="P1">{</text:p>
      <text:p text:style-name="P1"><text:tab/>struct node *p;</text:p>
      <text:p text:style-name="P1"><text:tab/>p=head;</text:p>
      <text:p text:style-name="P1"><text:tab/>head=head-&gt;next;</text:p>
      <text:p text:style-name="P1"><text:tab/>free(p);</text:p>
      <text:p text:style-name="P1"><text:tab/>return head;</text:p>
      <text:p text:style-name="P1">}</text:p>
      <text:p text:style-name="P1">struct node *delete_ends(struct node *head)</text:p>
      <text:p text:style-name="P1">{</text:p>
      <text:p text:style-name="P1"><text:tab/>struct node *p,*temp;</text:p>
      <text:p text:style-name="P1"><text:tab/>for(temp=head;temp-&gt;next-&gt;next!=NULL;temp=temp-&gt;next);</text:p>
      <text:p text:style-name="P1"><text:tab/>p=temp-&gt;next;</text:p>
      <text:p text:style-name="P1"><text:tab/>temp-&gt;next=NULL;</text:p>
      <text:p text:style-name="P1"><text:tab/>free(p);</text:p>
      <text:p text:style-name="P1"><text:tab/>return head;</text:p>
      <text:p text:style-name="P1">}</text:p>
      <text:p text:style-name="P1">struct node *delete_mids(struct node *head,int pos)</text:p>
      <text:p text:style-name="P1">{</text:p>
      <text:p text:style-name="P1"><text:tab/>struct node *p,*temp;</text:p>
      <text:p text:style-name="P1"><text:tab/>int i;</text:p>
      <text:p text:style-name="P1"><text:tab/>for(i=1,temp=head;i&lt;(pos-1) &amp;&amp; temp-&gt;next-&gt;next!=NULL;i++,temp=temp-&gt;next);</text:p>
      <text:p text:style-name="P1"><text:s text:c="5"/>p=temp-&gt;next;</text:p>
      <text:p text:style-name="P1"><text:s text:c="5"/>temp-&gt;next=p-&gt;next;</text:p>
      <text:p text:style-name="P1"><text:s text:c="5"/>free(p);</text:p>
      <text:p text:style-name="P1"><text:s text:c="5"/>return head;</text:p>
      <text:p text:style-name="P1">}</text:p>
      <text:p text:style-name="P1">struct node *insert_begc(struct node *head,int num)</text:p>
      <text:p text:style-name="P1">{</text:p>
      <text:p text:style-name="P1"><text:soft-page-break/><text:tab/>struct node *newnode,*temp;</text:p>
      <text:p text:style-name="P1"><text:tab/>newnode=(struct node*)malloc(sizeof(struct node));</text:p>
      <text:p text:style-name="P1"><text:tab/>newnode-&gt;data=num;</text:p>
      <text:p text:style-name="P1"><text:tab/>for(temp=head;temp-&gt;next!=head;temp=temp-&gt;next);</text:p>
      <text:p text:style-name="P1"><text:tab/>temp-&gt;next=newnode;</text:p>
      <text:p text:style-name="P1"><text:tab/>newnode-&gt;next=head;</text:p>
      <text:p text:style-name="P1"><text:tab/>head=newnode;</text:p>
      <text:p text:style-name="P1"><text:tab/>return head;</text:p>
      <text:p text:style-name="P1">}</text:p>
      <text:p text:style-name="P1">struct node *insert_endc(struct node *head,int num)</text:p>
      <text:p text:style-name="P1">{</text:p>
      <text:p text:style-name="P1"><text:tab/>struct node *newnode,*temp;</text:p>
      <text:p text:style-name="P1"><text:tab/>newnode=(struct node*)malloc(sizeof(struct node));</text:p>
      <text:p text:style-name="P1"><text:tab/>newnode-&gt;data=num;</text:p>
      <text:p text:style-name="P1"><text:tab/>for(temp=head;temp-&gt;next!=head;temp=temp-&gt;next);</text:p>
      <text:p text:style-name="P1"><text:tab/>temp-&gt;next=newnode;</text:p>
      <text:p text:style-name="P1"><text:tab/>newnode-&gt;next=head;</text:p>
      <text:p text:style-name="P1"><text:tab/>return head;</text:p>
      <text:p text:style-name="P1">}</text:p>
      <text:p text:style-name="P1">struct node *insert_midc(struct node *head,int num,int pos)</text:p>
      <text:p text:style-name="P1">{</text:p>
      <text:p text:style-name="P1"><text:tab/>struct node *newnode,*temp;</text:p>
      <text:p text:style-name="P1"><text:tab/>int i;</text:p>
      <text:p text:style-name="P1"><text:tab/>newnode=(struct node*)malloc(sizeof(struct node));</text:p>
      <text:p text:style-name="P1"><text:tab/>newnode-&gt;data=num;</text:p>
      <text:p text:style-name="P1"><text:tab/>for(i=1,temp=head;i&lt;(pos-1) &amp;&amp; temp-&gt;next-&gt;next!=head;i++,temp=temp-&gt;next);</text:p>
      <text:p text:style-name="P1"><text:tab/>newnode-&gt;next=temp-&gt;next;</text:p>
      <text:p text:style-name="P1"><text:tab/>temp-&gt;next=newnode;</text:p>
      <text:p text:style-name="P1"><text:tab/>return head;</text:p>
      <text:p text:style-name="P1">}</text:p>
      <text:p text:style-name="P1">struct node *delete_begc(struct node *head)</text:p>
      <text:p text:style-name="P1">{</text:p>
      <text:p text:style-name="P1"><text:tab/>struct node *p,*temp;</text:p>
      <text:p text:style-name="P1"><text:tab/>for(temp=head;temp-&gt;next!=head;temp=temp-&gt;next);</text:p>
      <text:p text:style-name="P1"><text:tab/>p=head;</text:p>
      <text:p text:style-name="P1"><text:tab/>head=head-&gt;next;</text:p>
      <text:p text:style-name="P1"><text:tab/>temp-&gt;next=head;</text:p>
      <text:p text:style-name="P1"><text:tab/>free(p);</text:p>
      <text:p text:style-name="P1"><text:tab/>return head;</text:p>
      <text:p text:style-name="P1">}</text:p>
      <text:p text:style-name="P1">struct node *delete_endc(struct node *head)</text:p>
      <text:p text:style-name="P1">{</text:p>
      <text:p text:style-name="P1"><text:tab/>struct node *p,*temp;</text:p>
      <text:p text:style-name="P1"><text:tab/>for(temp=head;temp-&gt;next-&gt;next!=head;temp=temp-&gt;next);</text:p>
      <text:p text:style-name="P1"><text:soft-page-break/><text:tab/>p=temp-&gt;next;</text:p>
      <text:p text:style-name="P1"><text:tab/>temp-&gt;next=head;</text:p>
      <text:p text:style-name="P1"><text:tab/>free(p);</text:p>
      <text:p text:style-name="P1"><text:tab/>return head;</text:p>
      <text:p text:style-name="P1">}</text:p>
      <text:p text:style-name="P1">struct node *delete_midc(struct node *head,int pos)</text:p>
      <text:p text:style-name="P1">{</text:p>
      <text:p text:style-name="P1"><text:tab/>struct node *p,*temp;</text:p>
      <text:p text:style-name="P1"><text:tab/>int i;</text:p>
      <text:p text:style-name="P1"><text:tab/>for(i=1,temp=head;i&lt;(pos-1) &amp;&amp; temp-&gt;next-&gt;next!=head;temp=temp-&gt;next);</text:p>
      <text:p text:style-name="P1"><text:tab/>p=temp-&gt;next;</text:p>
      <text:p text:style-name="P1"><text:tab/>temp-&gt;next=p-&gt;next;</text:p>
      <text:p text:style-name="P1"><text:tab/>free(p);</text:p>
      <text:p text:style-name="P1"><text:tab/>return head;</text:p>
      <text:p text:style-name="P1">}</text:p>
      <text:p text:style-name="P1">int main()</text:p>
      <text:p text:style-name="P1">{</text:p>
      <text:p text:style-name="P1"><text:tab/>struct node *head=NULL;</text:p>
      <text:p text:style-name="P1"><text:tab/>int ch,num,pos;</text:p>
      <text:p text:style-name="P1"><text:tab/>do{</text:p>
      <text:p text:style-name="P1"><text:tab/><text:tab/>printf("\n singly \n");</text:p>
      <text:p text:style-name="P1"><text:tab/><text:tab/>printf("\n 1:create \n 2:insert_beg \n 3:insert_end \n 4:insert_mid");</text:p>
      <text:p text:style-name="P1"><text:tab/><text:tab/>printf("\n 5:delete_beg \n 6:delete_end \n 7:delete_mid \n");</text:p>
      <text:p text:style-name="P1"><text:tab/><text:tab/>printf("\n circular \n");</text:p>
      <text:p text:style-name="P1"><text:tab/><text:tab/>printf("\n 8:create \n 9:insert_beg \n 10:insert_end \n 11:insert_mid");</text:p>
      <text:p text:style-name="P1"><text:tab/><text:tab/>printf("\n 12:delete_beg \n 13:delete_end \n 14:delete_mid \n");</text:p>
      <text:p text:style-name="P1"><text:tab/><text:tab/>printf("\n enter choice=");</text:p>
      <text:p text:style-name="P1"><text:tab/><text:tab/>scanf("%d",&amp;ch);</text:p>
      <text:p text:style-name="P1"><text:tab/><text:tab/>switch(ch)</text:p>
      <text:p text:style-name="P1"><text:tab/><text:tab/>{</text:p>
      <text:p text:style-name="P1"><text:tab/><text:tab/><text:tab/>case 1:head=creates(head);</text:p>
      <text:p text:style-name="P1"><text:tab/><text:tab/><text:tab/> <text:s text:c="6"/>displays(head);</text:p>
      <text:p text:style-name="P1"><text:tab/><text:tab/><text:tab/> <text:s text:c="6"/>break;</text:p>
      <text:p text:style-name="P1"><text:tab/><text:tab/><text:tab/>case 2:printf("enter value=");</text:p>
      <text:p text:style-name="P1"><text:tab/><text:tab/><text:tab/> <text:s text:c="6"/>scanf("%d",&amp;num);</text:p>
      <text:p text:style-name="P1"><text:tab/><text:tab/><text:tab/> <text:s text:c="6"/>head=insert_begs(head,num);</text:p>
      <text:p text:style-name="P1"><text:tab/><text:tab/><text:tab/> <text:s text:c="6"/>displays(head);</text:p>
      <text:p text:style-name="P1"><text:tab/><text:tab/><text:tab/> <text:s text:c="6"/>break;</text:p>
      <text:p text:style-name="P1"><text:tab/><text:tab/><text:tab/>case 3:printf("enter value=");</text:p>
      <text:p text:style-name="P1"><text:tab/><text:tab/><text:tab/> <text:s text:c="6"/>scanf("%d",&amp;num);</text:p>
      <text:p text:style-name="P1"><text:tab/><text:tab/><text:tab/> <text:s text:c="6"/>head=insert_ends(head,num);</text:p>
      <text:p text:style-name="P1"><text:tab/><text:tab/><text:tab/> <text:s text:c="6"/>displays(head);</text:p>
      <text:p text:style-name="P1"><text:tab/><text:tab/><text:tab/> <text:s text:c="6"/>break;</text:p>
      <text:p text:style-name="P1"><text:tab/><text:tab/><text:tab/>case 4:printf("enter value=");</text:p>
      <text:p text:style-name="P1"><text:tab/><text:tab/><text:tab/> <text:s text:c="6"/>scanf("%d",&amp;num);</text:p>
      <text:p text:style-name="P1"><text:soft-page-break/><text:tab/><text:tab/><text:tab/> <text:s text:c="6"/>printf("\n enter position=");</text:p>
      <text:p text:style-name="P1"><text:tab/><text:tab/><text:tab/> <text:s text:c="6"/>scanf("%d",&amp;pos);</text:p>
      <text:p text:style-name="P1"><text:tab/><text:tab/><text:tab/> <text:s text:c="6"/>head=insert_mids(head,num,pos);</text:p>
      <text:p text:style-name="P1"><text:tab/><text:tab/><text:tab/> <text:s text:c="6"/>displays(head);</text:p>
      <text:p text:style-name="P1"><text:tab/><text:tab/><text:tab/> <text:s text:c="6"/>break;</text:p>
      <text:p text:style-name="P1"><text:tab/><text:tab/><text:tab/>case 5:head=delete_begs(head);</text:p>
      <text:p text:style-name="P1"><text:tab/><text:tab/><text:tab/> <text:s text:c="6"/>displays(head);</text:p>
      <text:p text:style-name="P1"><text:tab/><text:tab/><text:tab/> <text:s text:c="6"/>break;</text:p>
      <text:p text:style-name="P1"><text:tab/><text:tab/><text:tab/>case 6:head=delete_ends(head);</text:p>
      <text:p text:style-name="P1"><text:tab/><text:tab/><text:tab/> <text:s text:c="6"/>displays(head);</text:p>
      <text:p text:style-name="P1"><text:tab/><text:tab/><text:tab/> <text:s text:c="6"/>break;</text:p>
      <text:p text:style-name="P1"><text:tab/><text:tab/><text:tab/>case 7:printf("enter position=");</text:p>
      <text:p text:style-name="P1"><text:tab/><text:tab/><text:tab/> <text:s text:c="6"/>scanf("%d",&amp;pos);</text:p>
      <text:p text:style-name="P1"><text:tab/><text:tab/><text:tab/> <text:s text:c="6"/>head=delete_mids(head,pos);</text:p>
      <text:p text:style-name="P1"><text:tab/><text:tab/><text:tab/> <text:s text:c="6"/>displays(head);</text:p>
      <text:p text:style-name="P1"><text:tab/><text:tab/><text:tab/> <text:s text:c="6"/>break;</text:p>
      <text:p text:style-name="P1"><text:tab/><text:tab/><text:tab/>case 8:head=createc(head);</text:p>
      <text:p text:style-name="P1"><text:tab/><text:tab/><text:tab/> <text:s text:c="6"/>displayc(head);</text:p>
      <text:p text:style-name="P1"><text:tab/><text:tab/><text:tab/> <text:s text:c="6"/>break;</text:p>
      <text:p text:style-name="P1"><text:tab/><text:tab/><text:tab/>case 9:printf("enter value=");</text:p>
      <text:p text:style-name="P1"><text:tab/><text:tab/><text:tab/> <text:s text:c="6"/>scanf("%d",&amp;num);</text:p>
      <text:p text:style-name="P1"><text:tab/><text:tab/><text:tab/> <text:s text:c="6"/>head=insert_begc(head,num);</text:p>
      <text:p text:style-name="P1"><text:tab/><text:tab/><text:tab/> <text:s text:c="6"/>displayc(head);</text:p>
      <text:p text:style-name="P1"><text:tab/><text:tab/><text:tab/> <text:s text:c="6"/>break;</text:p>
      <text:p text:style-name="P1"><text:tab/><text:tab/> <text:s text:c="2"/>case 10:printf("enter value=");</text:p>
      <text:p text:style-name="P1"><text:tab/><text:tab/> <text:s text:c="10"/>scanf("%d",&amp;num);</text:p>
      <text:p text:style-name="P1"><text:tab/><text:tab/> <text:s text:c="10"/>head=insert_endc(head,num);</text:p>
      <text:p text:style-name="P1"><text:tab/><text:tab/> <text:s text:c="10"/>displayc(head);</text:p>
      <text:p text:style-name="P1"><text:tab/><text:tab/> <text:s text:c="10"/>break;</text:p>
      <text:p text:style-name="P1"><text:tab/><text:tab/> <text:s text:c="2"/>case 11:printf("enter value=");</text:p>
      <text:p text:style-name="P1"><text:tab/><text:tab/> <text:s text:c="10"/>scanf("%d",&amp;num);</text:p>
      <text:p text:style-name="P1"><text:tab/><text:tab/> <text:s text:c="10"/>printf("\n enter position=");</text:p>
      <text:p text:style-name="P1"><text:tab/><text:tab/> <text:s text:c="10"/>scanf("%d",&amp;pos);</text:p>
      <text:p text:style-name="P1"><text:tab/><text:tab/> <text:s text:c="10"/>head=insert_midc(head,num,pos);</text:p>
      <text:p text:style-name="P1"><text:tab/><text:tab/> <text:s text:c="10"/>displayc(head);</text:p>
      <text:p text:style-name="P1"><text:tab/><text:tab/> <text:s text:c="10"/>break;</text:p>
      <text:p text:style-name="P1"><text:tab/><text:tab/> <text:s text:c="2"/>case 12:head=delete_begc(head);</text:p>
      <text:p text:style-name="P1"><text:tab/><text:tab/> <text:s text:c="10"/>displayc(head);</text:p>
      <text:p text:style-name="P1"><text:tab/><text:tab/> <text:s text:c="10"/>break;</text:p>
      <text:p text:style-name="P1"><text:tab/><text:tab/> <text:s text:c="2"/>case 13:head=delete_endc(head);</text:p>
      <text:p text:style-name="P1"><text:tab/><text:tab/> <text:s text:c="10"/>displayc(head);</text:p>
      <text:p text:style-name="P1"><text:tab/><text:tab/> <text:s text:c="10"/>break;</text:p>
      <text:p text:style-name="P1"><text:tab/><text:tab/> <text:s text:c="2"/>case 14:printf("enter position=");</text:p>
      <text:p text:style-name="P1"><text:tab/><text:tab/> <text:s text:c="10"/>scanf("%d",&amp;pos);</text:p>
      <text:p text:style-name="P1"><text:tab/><text:tab/> <text:s text:c="10"/>head=delete_midc(head,pos);</text:p>
      <text:p text:style-name="P1"><text:soft-page-break/><text:tab/><text:tab/> <text:s text:c="10"/>displayc(head);</text:p>
      <text:p text:style-name="P1"><text:tab/><text:tab/> <text:s text:c="10"/>break;</text:p>
      <text:p text:style-name="P1"><text:tab/><text:tab/> <text:s text:c="10"/></text:p>
      <text:p text:style-name="P1"><text:tab/><text:tab/> <text:s text:c="2"/>default:printf("invalid choice.....");</text:p>
      <text:p text:style-name="P1"><text:tab/><text:tab/>}</text:p>
      <text:p text:style-name="P1"><text:tab/><text:tab/></text:p>
      <text:p text:style-name="P1"><text:s text:c="6"/>}while(ch&lt;15);</text:p>
      <text:p text:style-name="P1"><text:s text:c="6"/>return 0;</text:p>
      <text:p text:style-name="P1">}</text:p>
      <text:p text:style-name="P1"/>
      <text:h text:style-name="P2" text:outline-level="3"><text:span text:style-name="T3">21]</text:span> <text:span text:style-name="T3">C</text:span>reate doubly linked list and display.</text:h>
      <text:p text:style-name="P1">#include&lt;stdio.h&gt;</text:p>
      <text:p text:style-name="P1">#include&lt;stdlib.h&gt;</text:p>
      <text:p text:style-name="P1">struct node </text:p>
      <text:p text:style-name="P1">{</text:p>
      <text:p text:style-name="P1"><text:tab/>int data;</text:p>
      <text:p text:style-name="P1"><text:tab/>struct node *next,*prev;</text:p>
      <text:p text:style-name="P1">};</text:p>
      <text:p text:style-name="P1">struct node *create(struct node *head)</text:p>
      <text:p text:style-name="P1">{</text:p>
      <text:p text:style-name="P1"><text:tab/>int i,n;</text:p>
      <text:p text:style-name="P1"><text:tab/>struct node *newnode,*temp;</text:p>
      <text:p text:style-name="P1"><text:tab/>printf("enter limit=");</text:p>
      <text:p text:style-name="P1"><text:tab/>scanf("%d",&amp;n);</text:p>
      <text:p text:style-name="P1"><text:tab/>for(i=0;i&lt;n;i++)</text:p>
      <text:p text:style-name="P1"><text:tab/>{</text:p>
      <text:p text:style-name="P1"><text:tab/><text:tab/>newnode=(struct node*)malloc(sizeof(struct node));</text:p>
      <text:p text:style-name="P1"><text:tab/><text:tab/>printf("enter value=");</text:p>
      <text:p text:style-name="P1"><text:tab/><text:tab/>scanf("%d",&amp;newnode-&gt;data);</text:p>
      <text:p text:style-name="P1"><text:tab/><text:tab/>newnode-&gt;next=NULL;</text:p>
      <text:p text:style-name="P1"><text:tab/><text:tab/>if(head==NULL)</text:p>
      <text:p text:style-name="P1"><text:tab/><text:tab/>{</text:p>
      <text:p text:style-name="P1"><text:tab/><text:tab/><text:tab/>head=temp=newnode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temp-&gt;next=newnode;</text:p>
      <text:p text:style-name="P1"><text:tab/><text:tab/><text:tab/>newnode-&gt;prev=temp;</text:p>
      <text:p text:style-name="P1"><text:tab/><text:tab/><text:tab/>temp=newnode;</text:p>
      <text:p text:style-name="P1"><text:tab/><text:tab/>}</text:p>
      <text:p text:style-name="P1"><text:tab/>}</text:p>
      <text:p text:style-name="P1"><text:tab/>return head;</text:p>
      <text:p text:style-name="P1">}</text:p>
      <text:p text:style-name="P1">void display(struct node *head)</text:p>
      <text:p text:style-name="P1"><text:soft-page-break/>{</text:p>
      <text:p text:style-name="P1"><text:tab/>struct node *temp=head;</text:p>
      <text:p text:style-name="P1"><text:tab/>while(temp!=NULL)</text:p>
      <text:p text:style-name="P1"><text:tab/>{</text:p>
      <text:p text:style-name="P1"><text:tab/><text:tab/>printf("%d\t",temp-&gt;data);</text:p>
      <text:p text:style-name="P1"><text:tab/><text:tab/>temp=temp-&gt;next;</text:p>
      <text:p text:style-name="P1"><text:tab/>}</text:p>
      <text:p text:style-name="P1">}</text:p>
      <text:p text:style-name="P1">int main()</text:p>
      <text:p text:style-name="P1">{</text:p>
      <text:p text:style-name="P1"><text:tab/>struct node *head=NULL;</text:p>
      <text:p text:style-name="P1"><text:tab/>head=create(head);</text:p>
      <text:p text:style-name="P1"><text:tab/>display(head);</text:p>
      <text:p text:style-name="P1"><text:tab/>return 0;</text:p>
      <text:p text:style-name="P1">}</text:p>
      <text:p text:style-name="P1"/>
      <text:h text:style-name="P2" text:outline-level="3"><text:span text:style-name="T3">22]</text:span> <text:span text:style-name="T3">D</text:span>oubly linked list insert beginning.</text:h>
      <text:p text:style-name="P1">#include&lt;stdio.h&gt;</text:p>
      <text:p text:style-name="P1">#include&lt;stdlib.h&gt;</text:p>
      <text:p text:style-name="P1">struct node</text:p>
      <text:p text:style-name="P1">{</text:p>
      <text:p text:style-name="P1"><text:tab/>int data;</text:p>
      <text:p text:style-name="P1"><text:tab/>struct node *next,*prev;</text:p>
      <text:p text:style-name="P1">};</text:p>
      <text:p text:style-name="P1">struct node *create(struct node *head)</text:p>
      <text:p text:style-name="P1">{</text:p>
      <text:p text:style-name="P1"><text:tab/>int i,n;</text:p>
      <text:p text:style-name="P1"><text:tab/>struct node *newnode,*temp;</text:p>
      <text:p text:style-name="P1"><text:tab/>printf("enter limit=");</text:p>
      <text:p text:style-name="P1"><text:tab/>scanf("%d",&amp;n);</text:p>
      <text:p text:style-name="P1"><text:tab/>for(i=0;i&lt;n;i++)</text:p>
      <text:p text:style-name="P1"><text:tab/>{</text:p>
      <text:p text:style-name="P1"><text:tab/><text:tab/>newnode=(struct node*)malloc(sizeof(struct node));</text:p>
      <text:p text:style-name="P1"><text:tab/><text:tab/>printf("enter value=");</text:p>
      <text:p text:style-name="P1"><text:tab/><text:tab/>scanf("%d",&amp;newnode-&gt;data);</text:p>
      <text:p text:style-name="P1"><text:tab/><text:tab/>newnode-&gt;next=NULL;</text:p>
      <text:p text:style-name="P1"><text:tab/><text:tab/>if(head==NULL)</text:p>
      <text:p text:style-name="P1"><text:tab/><text:tab/>{</text:p>
      <text:p text:style-name="P1"><text:tab/><text:tab/><text:tab/>head=temp=newnode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temp-&gt;next=newnode;</text:p>
      <text:p text:style-name="P1"><text:tab/><text:tab/><text:tab/>newnode-&gt;prev=temp;</text:p>
      <text:p text:style-name="P1"><text:soft-page-break/><text:tab/><text:tab/><text:tab/>temp=newnode;</text:p>
      <text:p text:style-name="P1"><text:tab/><text:tab/>}</text:p>
      <text:p text:style-name="P1"><text:tab/>}</text:p>
      <text:p text:style-name="P1"><text:tab/>return head;</text:p>
      <text:p text:style-name="P1">}</text:p>
      <text:p text:style-name="P1">void display(struct node *head)</text:p>
      <text:p text:style-name="P1">{</text:p>
      <text:p text:style-name="P1"><text:tab/>struct node *temp=head;</text:p>
      <text:p text:style-name="P1"><text:tab/>while(temp!=NULL)</text:p>
      <text:p text:style-name="P1"><text:tab/>{</text:p>
      <text:p text:style-name="P1"><text:tab/><text:tab/>printf("%d\t",temp-&gt;data);</text:p>
      <text:p text:style-name="P1"><text:tab/><text:tab/>temp=temp-&gt;next;</text:p>
      <text:p text:style-name="P1"><text:tab/>}</text:p>
      <text:p text:style-name="P1">}</text:p>
      <text:p text:style-name="P1">struct node *insert_beg(struct node *head,int num)</text:p>
      <text:p text:style-name="P1">{</text:p>
      <text:p text:style-name="P1"><text:tab/>struct node *newnode,*temp;</text:p>
      <text:p text:style-name="P1"><text:tab/>newnode=(struct node*)malloc(sizeof(struct node));</text:p>
      <text:p text:style-name="P1"><text:tab/>newnode-&gt;data=num;</text:p>
      <text:p text:style-name="P1"><text:tab/>newnode-&gt;next=head;</text:p>
      <text:p text:style-name="P1"><text:tab/>head-&gt;prev=newnode;</text:p>
      <text:p text:style-name="P1"><text:tab/>head=newnode;</text:p>
      <text:p text:style-name="P1"><text:tab/>return head;</text:p>
      <text:p text:style-name="P1">}</text:p>
      <text:p text:style-name="P1">int main()</text:p>
      <text:p text:style-name="P1">{</text:p>
      <text:p text:style-name="P1"><text:tab/>struct node *head=NULL;</text:p>
      <text:p text:style-name="P1"><text:tab/>int num;</text:p>
      <text:p text:style-name="P1"><text:tab/>head=create(head);</text:p>
      <text:p text:style-name="P1"><text:tab/>printf("\n display before insert=");</text:p>
      <text:p text:style-name="P1"><text:tab/>display(head);</text:p>
      <text:p text:style-name="P1"><text:tab/>printf("\n enter value=");</text:p>
      <text:p text:style-name="P1"><text:tab/>scanf("%d",&amp;num);</text:p>
      <text:p text:style-name="P1"><text:tab/>head=insert_beg(head,num);</text:p>
      <text:p text:style-name="P1"><text:tab/>printf("\n display after insert=");</text:p>
      <text:p text:style-name="P1"><text:tab/>display(head);</text:p>
      <text:p text:style-name="P1"><text:tab/>return 0;</text:p>
      <text:p text:style-name="P1">}</text:p>
      <text:p text:style-name="P1"/>
      <text:p text:style-name="P1"/>
      <text:p text:style-name="P1"/>
      <text:p text:style-name="P1"/>
      <text:p text:style-name="P1"/>
      <text:h text:style-name="P2" text:outline-level="3"><text:soft-page-break/><text:span text:style-name="T3">23] D</text:span>oubly linked list insert end.</text:h>
      <text:p text:style-name="P1">#include&lt;stdio.h&gt;</text:p>
      <text:p text:style-name="P1">#include&lt;stdlib.h&gt;</text:p>
      <text:p text:style-name="P1">struct node </text:p>
      <text:p text:style-name="P1">{</text:p>
      <text:p text:style-name="P1"><text:tab/>int data;</text:p>
      <text:p text:style-name="P1"><text:tab/>struct node *next,*prev;</text:p>
      <text:p text:style-name="P1">};</text:p>
      <text:p text:style-name="P1">struct node *create(struct node *head)</text:p>
      <text:p text:style-name="P1">{</text:p>
      <text:p text:style-name="P1"><text:tab/>int i,n;</text:p>
      <text:p text:style-name="P1"><text:tab/>struct node *newnode,*temp;</text:p>
      <text:p text:style-name="P1"><text:tab/>printf("enter limit=");</text:p>
      <text:p text:style-name="P1"><text:tab/>scanf("%d",&amp;n);</text:p>
      <text:p text:style-name="P1"><text:tab/>for(i=0;i&lt;n;i++)</text:p>
      <text:p text:style-name="P1"><text:tab/>{</text:p>
      <text:p text:style-name="P1"><text:tab/><text:tab/>newnode=(struct node*)malloc(sizeof(struct node));</text:p>
      <text:p text:style-name="P1"><text:tab/><text:tab/>printf("enter value=");</text:p>
      <text:p text:style-name="P1"><text:tab/><text:tab/>scanf("%d",&amp;newnode-&gt;data);</text:p>
      <text:p text:style-name="P1"><text:tab/><text:tab/>newnode-&gt;next=NULL;</text:p>
      <text:p text:style-name="P1"><text:tab/><text:tab/>if(head==NULL)</text:p>
      <text:p text:style-name="P1"><text:tab/><text:tab/>{</text:p>
      <text:p text:style-name="P1"><text:tab/><text:tab/><text:tab/>head=temp=newnode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temp-&gt;next=newnode;</text:p>
      <text:p text:style-name="P1"><text:tab/><text:tab/><text:tab/>newnode-&gt;prev=temp;</text:p>
      <text:p text:style-name="P1"><text:tab/><text:tab/><text:tab/>temp=newnode;</text:p>
      <text:p text:style-name="P1"><text:tab/><text:tab/>}</text:p>
      <text:p text:style-name="P1"><text:tab/>}</text:p>
      <text:p text:style-name="P1"><text:tab/>return head;</text:p>
      <text:p text:style-name="P1">}</text:p>
      <text:p text:style-name="P1">void display(struct node *head)</text:p>
      <text:p text:style-name="P1">{</text:p>
      <text:p text:style-name="P1"><text:tab/>struct node *temp=head;</text:p>
      <text:p text:style-name="P1"><text:tab/>while(temp!=NULL)</text:p>
      <text:p text:style-name="P1"><text:tab/>{</text:p>
      <text:p text:style-name="P1"><text:tab/><text:tab/>printf("%d\t",temp-&gt;data);</text:p>
      <text:p text:style-name="P1"><text:tab/><text:tab/>temp=temp-&gt;next;</text:p>
      <text:p text:style-name="P1"><text:tab/>}</text:p>
      <text:p text:style-name="P1">}</text:p>
      <text:p text:style-name="P1">struct node *insert_end(struct node *head,int num)</text:p>
      <text:p text:style-name="P1">{</text:p>
      <text:p text:style-name="P1"><text:soft-page-break/><text:tab/>struct node *newnode,*temp;</text:p>
      <text:p text:style-name="P1"><text:tab/>newnode=(struct node*)malloc(sizeof(struct node));</text:p>
      <text:p text:style-name="P1"><text:tab/>printf("enter value=");</text:p>
      <text:p text:style-name="P1"><text:tab/>newnode-&gt;data=num;</text:p>
      <text:p text:style-name="P1"><text:tab/>newnode-&gt;next=NULL;</text:p>
      <text:p text:style-name="P1"><text:tab/>for(temp=head;temp-&gt;next!=NULL;temp=temp-&gt;next);</text:p>
      <text:p text:style-name="P1"><text:tab/>temp-&gt;next=newnode;</text:p>
      <text:p text:style-name="P1"><text:tab/>newnode-&gt;prev=temp;</text:p>
      <text:p text:style-name="P1"><text:tab/>return head;</text:p>
      <text:p text:style-name="P1">}</text:p>
      <text:p text:style-name="P1">int main()</text:p>
      <text:p text:style-name="P1">{</text:p>
      <text:p text:style-name="P1"><text:tab/>struct node *head=NULL;</text:p>
      <text:p text:style-name="P1"><text:tab/>int num;</text:p>
      <text:p text:style-name="P1"><text:tab/>head=create(head);</text:p>
      <text:p text:style-name="P1"><text:tab/>printf("\n display before insert=");</text:p>
      <text:p text:style-name="P1"><text:tab/>display(head);</text:p>
      <text:p text:style-name="P1"><text:tab/>printf("\n enter value=");</text:p>
      <text:p text:style-name="P1"><text:tab/>scanf("%d",&amp;num);</text:p>
      <text:p text:style-name="P1"><text:tab/>head=insert_end(head,num);</text:p>
      <text:p text:style-name="P1"><text:tab/>printf("\n display after insert=");</text:p>
      <text:p text:style-name="P1"><text:tab/>display(head);</text:p>
      <text:p text:style-name="P1"><text:tab/>return 0;</text:p>
      <text:p text:style-name="P1">}</text:p>
      <text:p text:style-name="P1"/>
      <text:h text:style-name="P2" text:outline-level="3"><text:span text:style-name="T3">24]</text:span> <text:span text:style-name="T3">D</text:span>oubly linked list insert moddle.</text:h>
      <text:p text:style-name="P1">#include&lt;stdio.h&gt;</text:p>
      <text:p text:style-name="P1">#include&lt;stdlib.h&gt;</text:p>
      <text:p text:style-name="P1">struct node</text:p>
      <text:p text:style-name="P1">{</text:p>
      <text:p text:style-name="P1"><text:tab/>int data;</text:p>
      <text:p text:style-name="P1"><text:tab/>struct node *next,*prev;</text:p>
      <text:p text:style-name="P1">};</text:p>
      <text:p text:style-name="P1">struct node *create(struct node *head)</text:p>
      <text:p text:style-name="P1">{</text:p>
      <text:p text:style-name="P1"><text:tab/>int i,n;</text:p>
      <text:p text:style-name="P1"><text:tab/>struct node *newnode,*temp;</text:p>
      <text:p text:style-name="P1"><text:tab/>printf("enter limit=");</text:p>
      <text:p text:style-name="P1"><text:tab/>scanf("%d",&amp;n);</text:p>
      <text:p text:style-name="P1"><text:tab/>for(i=0;i&lt;n;i++)</text:p>
      <text:p text:style-name="P1"><text:tab/>{</text:p>
      <text:p text:style-name="P1"><text:tab/><text:tab/>newnode=(struct node*)malloc(sizeof(struct node));</text:p>
      <text:p text:style-name="P1"><text:tab/><text:tab/>printf("enter value=");</text:p>
      <text:p text:style-name="P1"><text:tab/><text:tab/>scanf("%d",&amp;newnode-&gt;data);</text:p>
      <text:p text:style-name="P1"><text:soft-page-break/><text:tab/><text:tab/>newnode-&gt;next=NULL;</text:p>
      <text:p text:style-name="P1"><text:tab/><text:tab/>if(head==NULL)</text:p>
      <text:p text:style-name="P1"><text:tab/><text:tab/>{</text:p>
      <text:p text:style-name="P1"><text:tab/><text:tab/><text:tab/>head=temp=newnode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temp-&gt;next=newnode;</text:p>
      <text:p text:style-name="P1"><text:tab/><text:tab/><text:tab/>newnode-&gt;prev=temp;</text:p>
      <text:p text:style-name="P1"><text:tab/><text:tab/><text:tab/>temp=newnode;</text:p>
      <text:p text:style-name="P1"><text:tab/> <text:s text:c="3"/>}</text:p>
      <text:p text:style-name="P1"><text:s text:c="4"/>}</text:p>
      <text:p text:style-name="P1"><text:s text:c="4"/>return head;</text:p>
      <text:p text:style-name="P1">}</text:p>
      <text:p text:style-name="P1">void display(struct node *head)</text:p>
      <text:p text:style-name="P1">{</text:p>
      <text:p text:style-name="P1"><text:tab/>struct node *temp=head;</text:p>
      <text:p text:style-name="P1"><text:tab/>while(temp!=NULL)</text:p>
      <text:p text:style-name="P1"><text:tab/>{</text:p>
      <text:p text:style-name="P1"><text:tab/><text:tab/>printf("%d\t",temp-&gt;data);</text:p>
      <text:p text:style-name="P1"><text:tab/><text:tab/>temp=temp-&gt;next;</text:p>
      <text:p text:style-name="P1"><text:tab/>}</text:p>
      <text:p text:style-name="P1">}</text:p>
      <text:p text:style-name="P1">struct node *insert_mid(struct node *head,int num,int pos)</text:p>
      <text:p text:style-name="P1">{</text:p>
      <text:p text:style-name="P1"><text:tab/>int i;</text:p>
      <text:p text:style-name="P1"><text:tab/>struct node *newnode,*temp;</text:p>
      <text:p text:style-name="P1"><text:tab/>newnode=(struct node*)malloc(sizeof(struct node));</text:p>
      <text:p text:style-name="P1"><text:tab/>newnode-&gt;data=num;</text:p>
      <text:p text:style-name="P1"><text:tab/>for(i=1,temp=head;i&lt;(pos-1) &amp;&amp; temp-&gt;next!=NULL;i++,temp=temp-&gt;next);</text:p>
      <text:p text:style-name="P1"><text:tab/>newnode-&gt;next=temp-&gt;next;</text:p>
      <text:p text:style-name="P1"><text:tab/>temp-&gt;next-&gt;prev=newnode;</text:p>
      <text:p text:style-name="P1"><text:tab/>temp-&gt;next=newnode;</text:p>
      <text:p text:style-name="P1"><text:tab/>newnode-&gt;prev=temp;</text:p>
      <text:p text:style-name="P1"><text:tab/>return head;</text:p>
      <text:p text:style-name="P1">}</text:p>
      <text:p text:style-name="P1">int main()</text:p>
      <text:p text:style-name="P1">{</text:p>
      <text:p text:style-name="P1"><text:tab/>struct node *head=NULL;</text:p>
      <text:p text:style-name="P1"><text:tab/>int num,pos;</text:p>
      <text:p text:style-name="P1"><text:tab/>head=create(head);</text:p>
      <text:p text:style-name="P1"><text:tab/>printf("\n display before insert=");</text:p>
      <text:p text:style-name="P1"><text:tab/>display(head);</text:p>
      <text:p text:style-name="P1"><text:tab/>printf("\n enter value=");</text:p>
      <text:p text:style-name="P1"><text:tab/>scanf("%d",&amp;num);</text:p>
      <text:p text:style-name="P1"><text:soft-page-break/><text:tab/>printf("\n enter position=");</text:p>
      <text:p text:style-name="P1"><text:tab/>scanf("%d",&amp;pos);</text:p>
      <text:p text:style-name="P1"><text:tab/>head=insert_mid(head,num,pos);</text:p>
      <text:p text:style-name="P1"><text:tab/>printf("\n display after display=");</text:p>
      <text:p text:style-name="P1"><text:tab/>display(head);</text:p>
      <text:p text:style-name="P1"><text:tab/>return 0;</text:p>
      <text:p text:style-name="P1">}</text:p>
      <text:p text:style-name="P1"/>
      <text:h text:style-name="P2" text:outline-level="3"><text:span text:style-name="T3">25]</text:span> <text:span text:style-name="T3">D</text:span>oubly linked list delete beginning.</text:h>
      <text:p text:style-name="P1">#include&lt;stdio.h&gt;</text:p>
      <text:p text:style-name="P1">#include&lt;stdlib.h&gt;</text:p>
      <text:p text:style-name="P1">struct node</text:p>
      <text:p text:style-name="P1">{</text:p>
      <text:p text:style-name="P1"><text:tab/>int data;</text:p>
      <text:p text:style-name="P1"><text:tab/>struct node *next,*prev;</text:p>
      <text:p text:style-name="P1">};</text:p>
      <text:p text:style-name="P1">struct node *create(struct node *head)</text:p>
      <text:p text:style-name="P1">{</text:p>
      <text:p text:style-name="P1"><text:tab/>struct node *newnode,*temp;</text:p>
      <text:p text:style-name="P1"><text:tab/>int i,n;</text:p>
      <text:p text:style-name="P1"><text:tab/>printf("enter limit=");</text:p>
      <text:p text:style-name="P1"><text:tab/>scanf("%d",&amp;n);</text:p>
      <text:p text:style-name="P1"><text:tab/>for(i=0;i&lt;n;i++)</text:p>
      <text:p text:style-name="P1"><text:tab/>{</text:p>
      <text:p text:style-name="P1"><text:tab/><text:tab/>newnode=(struct node*)malloc(sizeof(struct node));</text:p>
      <text:p text:style-name="P1"><text:tab/><text:tab/>printf("enter value=");</text:p>
      <text:p text:style-name="P1"><text:tab/><text:tab/>scanf("%d",&amp;newnode-&gt;data);</text:p>
      <text:p text:style-name="P1"><text:tab/><text:tab/>newnode-&gt;next=NULL;</text:p>
      <text:p text:style-name="P1"><text:tab/><text:tab/>if(head==NULL)</text:p>
      <text:p text:style-name="P1"><text:tab/><text:tab/>{</text:p>
      <text:p text:style-name="P1"><text:tab/><text:tab/><text:tab/>head=temp=newnode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temp-&gt;next=newnode;</text:p>
      <text:p text:style-name="P1"><text:tab/><text:tab/><text:tab/>newnode-&gt;prev=temp;</text:p>
      <text:p text:style-name="P1"><text:tab/><text:tab/><text:tab/>temp=newnode;</text:p>
      <text:p text:style-name="P1"><text:tab/><text:tab/>}</text:p>
      <text:p text:style-name="P1"><text:tab/>}</text:p>
      <text:p text:style-name="P1"><text:tab/>return head;</text:p>
      <text:p text:style-name="P1">}</text:p>
      <text:p text:style-name="P1">void display(struct node *head)</text:p>
      <text:p text:style-name="P1">{</text:p>
      <text:p text:style-name="P1"><text:tab/>struct node *temp=head;</text:p>
      <text:p text:style-name="P1"><text:soft-page-break/><text:tab/>while(temp!=NULL)</text:p>
      <text:p text:style-name="P1"><text:tab/>{</text:p>
      <text:p text:style-name="P1"><text:tab/><text:tab/>printf("%d\t",temp-&gt;data);</text:p>
      <text:p text:style-name="P1"><text:tab/><text:tab/>temp=temp-&gt;next;</text:p>
      <text:p text:style-name="P1"><text:tab/>}</text:p>
      <text:p text:style-name="P1">}</text:p>
      <text:p text:style-name="P1">struct node *delete_beg(struct node *head)</text:p>
      <text:p text:style-name="P1">{</text:p>
      <text:p text:style-name="P1"><text:tab/>struct node *p;</text:p>
      <text:p text:style-name="P1"><text:tab/>p=head;</text:p>
      <text:p text:style-name="P1"><text:tab/>head=head-&gt;next;</text:p>
      <text:p text:style-name="P1"><text:tab/>free(p);</text:p>
      <text:p text:style-name="P1"><text:tab/>return head;</text:p>
      <text:p text:style-name="P1">}</text:p>
      <text:p text:style-name="P1">int main()</text:p>
      <text:p text:style-name="P1">{</text:p>
      <text:p text:style-name="P1"><text:tab/>struct node *head=NULL;</text:p>
      <text:p text:style-name="P1"><text:tab/>head=create(head);</text:p>
      <text:p text:style-name="P1"><text:tab/>printf("\n display before delete=");</text:p>
      <text:p text:style-name="P1"><text:tab/>display(head);</text:p>
      <text:p text:style-name="P1"><text:tab/>head=delete_beg(head);</text:p>
      <text:p text:style-name="P1"><text:tab/>printf("\n display after delete=");</text:p>
      <text:p text:style-name="P1"><text:tab/>display(head);</text:p>
      <text:p text:style-name="P1"><text:tab/>return 0;</text:p>
      <text:p text:style-name="P1">}</text:p>
      <text:p text:style-name="P1"/>
      <text:h text:style-name="P2" text:outline-level="3"><text:span text:style-name="T3">26]</text:span> <text:span text:style-name="T3">D</text:span>oubly linked list delete end.</text:h>
      <text:p text:style-name="P1">#include&lt;stdio.h&gt;</text:p>
      <text:p text:style-name="P1">#include&lt;stdlib.h&gt;</text:p>
      <text:p text:style-name="P1">struct node </text:p>
      <text:p text:style-name="P1">{</text:p>
      <text:p text:style-name="P1"><text:tab/>int data;</text:p>
      <text:p text:style-name="P1"><text:tab/>struct node *next,*prev;</text:p>
      <text:p text:style-name="P1">};</text:p>
      <text:p text:style-name="P1">struct node *create(struct node *head)</text:p>
      <text:p text:style-name="P1">{</text:p>
      <text:p text:style-name="P1"><text:tab/>int i,n;</text:p>
      <text:p text:style-name="P1"><text:tab/>struct node *newnode,*temp;</text:p>
      <text:p text:style-name="P1"><text:tab/>printf("enter limit=");</text:p>
      <text:p text:style-name="P1"><text:tab/>scanf("%d",&amp;n);</text:p>
      <text:p text:style-name="P1"><text:tab/>for(i=0;i&lt;n;i++)</text:p>
      <text:p text:style-name="P1"><text:tab/>{</text:p>
      <text:p text:style-name="P1"><text:tab/><text:tab/>newnode=(struct node*)malloc(sizeof(struct node));</text:p>
      <text:p text:style-name="P1"><text:tab/><text:tab/>printf("enter value=");</text:p>
      <text:p text:style-name="P1"><text:soft-page-break/><text:tab/><text:tab/>scanf("%d",&amp;newnode-&gt;data);</text:p>
      <text:p text:style-name="P1"><text:tab/><text:tab/>newnode-&gt;next=NULL;</text:p>
      <text:p text:style-name="P1"><text:tab/><text:tab/>if(head==NULL)</text:p>
      <text:p text:style-name="P1"><text:tab/><text:tab/>{</text:p>
      <text:p text:style-name="P1"><text:tab/><text:tab/><text:tab/>head=temp=newnode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temp-&gt;next=newnode;</text:p>
      <text:p text:style-name="P1"><text:tab/><text:tab/><text:tab/>newnode-&gt;prev=temp;</text:p>
      <text:p text:style-name="P1"><text:tab/><text:tab/><text:tab/>temp=newnode;</text:p>
      <text:p text:style-name="P1"><text:tab/><text:tab/>}</text:p>
      <text:p text:style-name="P1"><text:tab/>}</text:p>
      <text:p text:style-name="P1"><text:tab/>return head;</text:p>
      <text:p text:style-name="P1">}</text:p>
      <text:p text:style-name="P1">void display(struct node *head)</text:p>
      <text:p text:style-name="P1">{</text:p>
      <text:p text:style-name="P1"><text:tab/>struct node *temp=head;</text:p>
      <text:p text:style-name="P1"><text:tab/>while(temp!=NULL)</text:p>
      <text:p text:style-name="P1"><text:tab/>{</text:p>
      <text:p text:style-name="P1"><text:tab/><text:tab/>printf("%d \t",temp-&gt;data);</text:p>
      <text:p text:style-name="P1"><text:tab/><text:tab/>temp=temp-&gt;next;</text:p>
      <text:p text:style-name="P1"><text:tab/>}</text:p>
      <text:p text:style-name="P1">}</text:p>
      <text:p text:style-name="P1">struct node *delete_end(struct node *head)</text:p>
      <text:p text:style-name="P1">{</text:p>
      <text:p text:style-name="P1"><text:tab/>struct node *p,*temp;</text:p>
      <text:p text:style-name="P1"><text:tab/>for(temp=head;temp-&gt;next-&gt;next!=NULL;temp=temp-&gt;next);</text:p>
      <text:p text:style-name="P1"><text:tab/>p=temp-&gt;next;</text:p>
      <text:p text:style-name="P1"><text:tab/>temp-&gt;next=NULL;</text:p>
      <text:p text:style-name="P1"><text:tab/>free(p);</text:p>
      <text:p text:style-name="P1"><text:tab/>return head;</text:p>
      <text:p text:style-name="P1">}</text:p>
      <text:p text:style-name="P1">int main()</text:p>
      <text:p text:style-name="P1">{</text:p>
      <text:p text:style-name="P1"><text:tab/>struct node *head=NULL;</text:p>
      <text:p text:style-name="P1"><text:tab/>head=create(head);</text:p>
      <text:p text:style-name="P1"><text:tab/>printf("\n display before delete=");</text:p>
      <text:p text:style-name="P1"><text:tab/>display(head);</text:p>
      <text:p text:style-name="P1"><text:tab/>head=delete_end(head);</text:p>
      <text:p text:style-name="P1"><text:tab/>printf("\n display after delete=");</text:p>
      <text:p text:style-name="P1"><text:tab/>display(head);</text:p>
      <text:p text:style-name="P1"><text:tab/>return 0;</text:p>
      <text:p text:style-name="P1">}</text:p>
      <text:p text:style-name="P1"/>
      <text:h text:style-name="Heading_20_3" text:outline-level="3"><text:soft-page-break/><text:span text:style-name="T5">2</text:span><text:span text:style-name="T7">7</text:span><text:span text:style-name="T5">]</text:span> <text:span text:style-name="T7">D</text:span>oubly linked list delete middle.</text:h>
      <text:p text:style-name="P1">#include&lt;stdio.h&gt;</text:p>
      <text:p text:style-name="P1">#include&lt;stdlib.h&gt;</text:p>
      <text:p text:style-name="P1">struct node</text:p>
      <text:p text:style-name="P1">{</text:p>
      <text:p text:style-name="P1"><text:tab/>int data;</text:p>
      <text:p text:style-name="P1"><text:tab/>struct node *next,*prev;</text:p>
      <text:p text:style-name="P1">};</text:p>
      <text:p text:style-name="P1">struct node *create(struct node *head)</text:p>
      <text:p text:style-name="P1">{</text:p>
      <text:p text:style-name="P1"><text:tab/>int i,n;</text:p>
      <text:p text:style-name="P1"><text:tab/>struct node *newnode,*temp;</text:p>
      <text:p text:style-name="P1"><text:tab/>printf("enter limit=");</text:p>
      <text:p text:style-name="P1"><text:tab/>scanf("%d",&amp;n);</text:p>
      <text:p text:style-name="P1"><text:tab/>for(i=0;i&lt;n;i++)</text:p>
      <text:p text:style-name="P1"><text:tab/>{</text:p>
      <text:p text:style-name="P1"><text:tab/><text:tab/>newnode=(struct node*)malloc(sizeof(struct node));</text:p>
      <text:p text:style-name="P1"><text:tab/><text:tab/>printf("enter value=");</text:p>
      <text:p text:style-name="P1"><text:tab/><text:tab/>scanf("%d",&amp;newnode-&gt;data);</text:p>
      <text:p text:style-name="P1"><text:tab/><text:tab/>newnode-&gt;next=NULL;</text:p>
      <text:p text:style-name="P1"><text:tab/><text:tab/>if(head==NULL)</text:p>
      <text:p text:style-name="P1"><text:tab/><text:tab/>{</text:p>
      <text:p text:style-name="P1"><text:tab/><text:tab/><text:tab/>head=temp=newnode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temp-&gt;next=newnode;</text:p>
      <text:p text:style-name="P1"><text:tab/><text:tab/><text:tab/>newnode-&gt;prev=temp;</text:p>
      <text:p text:style-name="P1"><text:tab/><text:tab/><text:tab/>temp=newnode;</text:p>
      <text:p text:style-name="P1"><text:tab/><text:tab/>}</text:p>
      <text:p text:style-name="P1"><text:tab/>}</text:p>
      <text:p text:style-name="P1"><text:tab/>return head;</text:p>
      <text:p text:style-name="P1">}</text:p>
      <text:p text:style-name="P1">void display(struct node *head)</text:p>
      <text:p text:style-name="P1">{</text:p>
      <text:p text:style-name="P1"><text:tab/>struct node *temp=head;</text:p>
      <text:p text:style-name="P1"><text:tab/>while(temp!=NULL)</text:p>
      <text:p text:style-name="P1"><text:tab/>{</text:p>
      <text:p text:style-name="P1"><text:tab/><text:tab/>printf("%d\t",temp-&gt;data);</text:p>
      <text:p text:style-name="P1"><text:tab/><text:tab/>temp=temp-&gt;next;</text:p>
      <text:p text:style-name="P1"><text:tab/>}</text:p>
      <text:p text:style-name="P1">}</text:p>
      <text:p text:style-name="P1">struct node *delete_mid(struct node *head,int pos)</text:p>
      <text:p text:style-name="P1">{</text:p>
      <text:p text:style-name="P1"><text:soft-page-break/><text:tab/>int i;</text:p>
      <text:p text:style-name="P1"><text:tab/>struct node *p,*temp;</text:p>
      <text:p text:style-name="P1"><text:tab/>for(i=1,temp=head;i&lt;(pos-1) &amp;&amp; temp-&gt;next!=NULL;i++,temp=temp-&gt;next);</text:p>
      <text:p text:style-name="P1"><text:tab/>p=temp-&gt;next;</text:p>
      <text:p text:style-name="P1"><text:tab/>temp-&gt;next=p-&gt;next;</text:p>
      <text:p text:style-name="P1"><text:tab/>p-&gt;next-&gt;prev=temp;</text:p>
      <text:p text:style-name="P1"><text:tab/>free(p);</text:p>
      <text:p text:style-name="P1"><text:tab/>return head;</text:p>
      <text:p text:style-name="P1">}</text:p>
      <text:p text:style-name="P1">int main()</text:p>
      <text:p text:style-name="P1">{</text:p>
      <text:p text:style-name="P1"><text:tab/>struct node *head=NULL;</text:p>
      <text:p text:style-name="P1"><text:tab/>int pos;</text:p>
      <text:p text:style-name="P1"><text:tab/>head=create(head);</text:p>
      <text:p text:style-name="P1"><text:tab/>printf("\n display before delete=");</text:p>
      <text:p text:style-name="P1"><text:tab/>display(head);</text:p>
      <text:p text:style-name="P1"><text:tab/>printf("\n enter position=");</text:p>
      <text:p text:style-name="P1"><text:tab/>scanf("%d",&amp;pos);</text:p>
      <text:p text:style-name="P1"><text:tab/>head=delete_mid(head,pos);</text:p>
      <text:p text:style-name="P1"><text:tab/>printf("\n display after delete=");</text:p>
      <text:p text:style-name="P1"><text:tab/>display(head);</text:p>
      <text:p text:style-name="P1"><text:tab/>return 0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1:53:39.384569562</meta:creation-date>
    <dc:date>2022-09-02T21:19:18.915018264</dc:date>
    <meta:editing-duration>PT30M54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53" meta:paragraph-count="2271" meta:word-count="3980" meta:character-count="41154" meta:non-whitespace-character-count="35378"/>
  </office:meta>
</office:document-meta>
</file>